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12cm" svg:stroke-color="#000000" draw:marker-start-width="0.218cm" draw:marker-end-width="0.218cm" draw:textarea-horizontal-align="center" draw:textarea-vertical-align="middle" fo:padding-top="0.131cm" fo:padding-bottom="0.131cm" fo:padding-left="0.256cm" fo:padding-right="0.256cm"/>
    </style:style>
    <style:style style:name="gr4" style:family="graphic" style:parent-style-name="standard">
      <style:graphic-properties draw:stroke="solid" svg:stroke-width="0cm" svg:stroke-color="#000000" draw:marker-start-width="0.2cm" draw:marker-end-width="0.2cm" draw:textarea-horizontal-align="center" draw:textarea-vertical-align="middle" fo:padding-top="0.125cm" fo:padding-bottom="0.125cm" fo:padding-left="0.25cm" fo:padding-right="0.25cm"/>
    </style:style>
    <style:style style:name="gr5" style:family="graphic" style:parent-style-name="standard">
      <style:graphic-properties draw:stroke="solid" svg:stroke-color="#000000" draw:textarea-horizontal-align="center" draw:textarea-vertical-align="middle"/>
    </style:style>
    <style:style style:name="gr6" style:family="graphic" style:parent-style-name="standard">
      <style:graphic-properties draw:stroke="solid" svg:stroke-width="0.01cm" svg:stroke-color="#000000" draw:marker-start-width="0.215cm" draw:marker-end-width="0.215cm" draw:textarea-horizontal-align="center" draw:textarea-vertical-align="middle" fo:padding-top="0.13cm" fo:padding-bottom="0.13cm" fo:padding-left="0.255cm" fo:padding-right="0.255cm"/>
    </style:style>
    <style:style style:name="gr7" style:family="graphic" style:parent-style-name="standard">
      <style:graphic-properties draw:stroke="none" svg:stroke-color="#000000" draw:fill="none" draw:fill-color="#ffffff" draw:textarea-horizontal-align="left" draw:auto-grow-height="true" draw:auto-grow-width="true" fo:min-height="0.21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065cm" fo:min-width="0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solid" svg:stroke-color="#000000"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6pt" style:font-size-asian="6pt" style:font-size-complex="6pt"/>
    </style:style>
    <style:style style:name="P5" style:family="paragraph">
      <style:paragraph-properties fo:margin-left="0cm" fo:margin-right="0cm" fo:text-indent="0cm"/>
      <style:text-properties fo:font-size="6pt" style:font-size-asian="6pt" style:font-size-complex="6pt"/>
    </style:style>
    <style:style style:name="P6" style:family="paragraph">
      <style:text-properties fo:font-size="14pt" style:font-size-asian="14pt" style:font-size-complex="14pt"/>
    </style:style>
    <style:style style:name="P7" style:family="paragraph">
      <style:paragraph-properties fo:text-align="center"/>
      <style:text-properties fo:font-size="14pt" style:font-size-asian="14pt" style:font-size-complex="14pt"/>
    </style:style>
    <style:style style:name="P8" style:family="paragraph">
      <style:paragraph-properties fo:margin-left="0cm" fo:margin-right="0cm" fo:text-indent="0cm"/>
      <style:text-properties fo:font-size="14pt" style:font-size-asian="14pt" style:font-size-complex="14pt"/>
    </style:style>
    <style:style style:name="T1" style:family="text">
      <style:text-properties fo:font-size="8pt" style:font-size-asian="8pt" style:font-size-complex="8pt"/>
    </style:style>
    <style:style style:name="T2" style:family="text">
      <style:text-properties fo:font-size="6pt" style:font-size-asian="6pt" style:font-size-complex="6pt"/>
    </style:style>
    <style:style style:name="T3"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ymborder">
        <office:forms form:automatic-focus="false" form:apply-design-mode="false"/>
        <draw:line draw:style-name="gr1" draw:text-style-name="P1" draw:layer="layout" svg:x1="1.7cm" svg:y1="19.8cm" svg:x2="1.7cm" svg:y2="1.2cm">
          <text:p text:style-name="P2"/>
        </draw:line>
        <draw:line draw:style-name="gr1" draw:text-style-name="P1" draw:layer="layout" svg:x1="1.7cm" svg:y1="1.2cm" svg:x2="28.5cm" svg:y2="1.2cm">
          <text:p text:style-name="P2"/>
        </draw:line>
        <draw:line draw:style-name="gr1" draw:text-style-name="P1" draw:layer="layout" svg:x1="28.5cm" svg:y1="1.2cm" svg:x2="28.5cm" svg:y2="19.8cm">
          <text:p text:style-name="P2"/>
        </draw:line>
        <draw:line draw:style-name="gr1" draw:text-style-name="P1" draw:layer="layout" svg:x1="28.5cm" svg:y1="19.8cm" svg:x2="1.7cm" svg:y2="19.8cm">
          <text:p text:style-name="P2"/>
        </draw:line>
        <draw:frame draw:style-name="gr2" draw:text-style-name="P3" draw:layer="layout" svg:width="9.238cm" svg:height="2.753cm" svg:x="1.7cm" svg:y="16.876cm">
          <draw:text-box>
            <text:p text:style-name="P2"><text:span text:style-name="T1">TO use</text:span></text:p>
            <text:p text:style-name="P2"><text:span text:style-name="T1">Create new theme in Gallery </text:span></text:p>
            <text:p text:style-name="P2"><text:span text:style-name="T1">Rename theme Furniture</text:span></text:p>
            <text:p text:style-name="P2"><text:span text:style-name="T1">Select symbol, hold down Ctrl drag and drop symbol into gallery</text:span></text:p>
            <text:p text:style-name="P2"><text:span text:style-name="T1">Right click and edit Title. Change symbol title to your preference</text:span></text:p>
            <text:p text:style-name="P2"><text:span text:style-name="T1">When you drag onto your drawing, you have to ungroup to change text</text:span></text:p>
          </draw:text-box>
        </draw:frame>
        <draw:polyline draw:style-name="gr1" draw:text-style-name="P1" draw:layer="layout" svg:width="9.184cm" svg:height="3.156cm" svg:x="1.697cm" svg:y="16.643cm" svg:viewBox="0 0 9185 3157" draw:points="0,0 9185,0 9185,3157">
          <text:p text:style-name="P2"/>
        </draw:polyline>
        <draw:g>
          <draw:polyline draw:style-name="gr3" draw:text-style-name="P1" draw:layer="layout" svg:width="1.989cm" svg:height="2.586cm" svg:x="2.241cm" svg:y="1.634cm" svg:viewBox="0 0 1990 2587" draw:points="0,2587 1990,2587 1990,0 0,0 0,2587">
            <text:p text:style-name="P2"/>
          </draw:polyline>
          <draw:polyline draw:style-name="gr4" draw:text-style-name="P1" draw:layer="layout" svg:width="0.887cm" svg:height="0.41cm" svg:x="3.263cm" svg:y="1.687cm" svg:viewBox="0 0 888 411" draw:points="0,411 0,0 888,0 888,411">
            <text:p text:style-name="P2"/>
          </draw:polyline>
          <draw:polyline draw:style-name="gr4" draw:text-style-name="P1" draw:layer="layout" svg:width="1.976cm" svg:height="0.397cm" draw:transform="rotate (3.1415926535892) translate (4.2308726644496cm 2.49594241436943cm)" svg:viewBox="0 0 1977 398" draw:points="0,-4594 1672,-4594 1977,-4992">
            <text:p text:style-name="P2"/>
          </draw:polyline>
          <draw:line draw:style-name="gr4" draw:text-style-name="P1" draw:layer="layout" svg:x1="4.218cm" svg:y1="2.443cm" svg:x2="2.533cm" svg:y2="2.443cm">
            <text:p text:style-name="P2"/>
          </draw:line>
          <draw:polyline draw:style-name="gr4" draw:text-style-name="P1" draw:layer="layout" svg:width="0.719cm" svg:height="0.254cm" draw:transform="rotate (-1.66260064545067) translate (2.5589890585173cm 2.09796727941225cm)" svg:viewBox="0 0 720 255" draw:points="0,-5481 720,-5481 690,-5226">
            <text:p text:style-name="P2"/>
          </draw:polyline>
          <draw:polyline draw:style-name="gr4" draw:text-style-name="P1" draw:layer="layout" svg:width="-0.874cm" svg:height="-0.477cm" svg:x="3.196cm" svg:y="2.165cm" svg:viewBox="0 0 -875 -478" draw:points="676,-4330 875,-4330 875,-3852 0,-3852 0,-4263">
            <text:p text:style-name="P2"/>
          </draw:polyline>
        </draw:g>
        <draw:g>
          <draw:polyline draw:style-name="gr3" draw:text-style-name="P1" draw:layer="layout" svg:width="1.061cm" svg:height="2.586cm" svg:x="6.44cm" svg:y="1.758cm" svg:viewBox="0 0 1062 2587" draw:points="0,2587 1062,2587 1062,0 0,0 0,2587">
            <text:p text:style-name="P2"/>
          </draw:polyline>
          <draw:polyline draw:style-name="gr5" draw:text-style-name="P1" draw:layer="layout" svg:width="-1.061cm" svg:height="-0.397cm" svg:x="7.515cm" svg:y="2.634cm" svg:viewBox="0 0 -1062 -398" draw:points="0,-4870 743,-4870 1062,-5268">
            <text:p text:style-name="P2"/>
          </draw:polyline>
          <draw:line draw:style-name="gr5" draw:text-style-name="P1" draw:layer="layout" svg:x1="7.502cm" svg:y1="2.568cm" svg:x2="6.745cm" svg:y2="2.568cm">
            <text:p text:style-name="P2"/>
          </draw:line>
          <draw:polyline draw:style-name="gr5" draw:text-style-name="P1" draw:layer="layout" svg:width="0.718cm" svg:height="0.256cm" draw:transform="rotate (-1.66277517837587) translate (6.77201166344229cm 2.23566877118626cm)" svg:viewBox="0 0 719 257" draw:points="0,-13897 719,-13897 689,-13640">
            <text:p text:style-name="P2"/>
          </draw:polyline>
          <draw:polyline draw:style-name="gr5" draw:text-style-name="P1" draw:layer="layout" svg:width="-0.888cm" svg:height="-0.463cm" svg:x="7.409cm" svg:y="2.289cm" svg:viewBox="0 0 -889 -464" draw:points="690,-4578 889,-4578 889,-4114 0,-4114 0,-4525">
            <text:p text:style-name="P2"/>
          </draw:polyline>
        </draw:g>
        <draw:frame draw:style-name="gr2" draw:text-style-name="P4" draw:layer="layout" svg:width="1.607cm" svg:height="0.566cm" svg:x="2.449cm" svg:y="4.887cm">
          <draw:text-box>
            <text:p text:style-name="P2"><text:span text:style-name="T2">Double Bed</text:span></text:p>
          </draw:text-box>
        </draw:frame>
        <draw:frame draw:style-name="gr2" draw:text-style-name="P4" draw:layer="layout" svg:width="1.525cm" svg:height="0.566cm" svg:x="6.282cm" svg:y="4.698cm">
          <draw:text-box>
            <text:p text:style-name="P2"><text:span text:style-name="T2">Single Bed</text:span></text:p>
          </draw:text-box>
        </draw:frame>
        <draw:g>
          <draw:polyline draw:style-name="gr5" draw:text-style-name="P1" draw:layer="layout" svg:width="0.171cm" svg:height="0.423cm" svg:x="10.591cm" svg:y="3.772cm" svg:viewBox="0 0 172 424" draw:points="39,0 172,0 132,424 0,411 39,0">
            <text:p text:style-name="P2"/>
          </draw:polyline>
          <draw:polyline draw:style-name="gr5" draw:text-style-name="P1" draw:layer="layout" svg:width="0.373cm" svg:height="0.343cm" draw:transform="rotate (1.48614785807289) translate (10.72302463527cm 4.17009919199228cm)" svg:viewBox="0 0 374 344" draw:points="0,22074 16,22418 335,22418 374,22082">
            <text:p text:style-name="P2"/>
          </draw:polyline>
          <draw:line draw:style-name="gr5" draw:text-style-name="P1" draw:layer="layout" svg:x1="11.028cm" svg:y1="4.183cm" svg:x2="11.028cm" svg:y2="4.647cm">
            <text:p text:style-name="P2"/>
          </draw:line>
          <draw:polyline draw:style-name="gr5" draw:text-style-name="P1" draw:layer="layout" svg:width="0.636cm" svg:height="0.503cm" draw:transform="rotate (-1.57079632679579) translate (11.0150059508574cm 3.66612958272959cm)" svg:viewBox="0 0 637 504" draw:points="517,-22030 637,-22030 637,-21526 0,-21526 0,-22030 185,-22030">
            <text:p text:style-name="P2"/>
          </draw:polyline>
          <draw:line draw:style-name="gr5" draw:text-style-name="P1" draw:layer="layout" svg:x1="10.232cm" svg:y1="4.409cm" svg:x2="10.325cm" svg:y2="4.409cm">
            <text:p text:style-name="P2"/>
          </draw:line>
          <draw:circle draw:style-name="gr5" draw:text-style-name="P1" draw:layer="layout" svg:width="0.013cm" svg:height="0.013cm" svg:x="10.312cm" svg:y="4.409cm" draw:kind="arc" draw:start-angle="315" draw:end-angle="40.6">
            <text:p text:style-name="P2"/>
          </draw:circle>
          <draw:circle draw:style-name="gr5" draw:text-style-name="P1" draw:layer="layout" svg:width="0.013cm" svg:height="0.013cm" svg:x="10.312cm" svg:y="4.475cm" draw:kind="arc" draw:start-angle="315" draw:end-angle="315">
            <text:p text:style-name="P2"/>
          </draw:circle>
          <draw:polyline draw:style-name="gr5" draw:text-style-name="P1" draw:layer="layout" svg:width="0.079cm" svg:height="0.092cm" draw:transform="rotate (-1.57079632679579) translate (10.3250501023803cm 4.42208399662325cm)" svg:viewBox="0 0 80 93" draw:points="0,-20650 66,-20650 80,-20557">
            <text:p text:style-name="P2"/>
          </draw:polyline>
          <draw:circle draw:style-name="gr5" draw:text-style-name="P1" draw:layer="layout" svg:width="0.093cm" svg:height="0.093cm" svg:x="10.179cm" svg:y="4.409cm" draw:kind="arc" draw:start-angle="81.34" draw:end-angle="278.47">
            <text:p text:style-name="P2"/>
          </draw:circle>
          <draw:line draw:style-name="gr5" draw:text-style-name="P1" draw:layer="layout" svg:x1="10.285cm" svg:y1="4.409cm" svg:x2="10.285cm" svg:y2="4.502cm">
            <text:p text:style-name="P2"/>
          </draw:line>
          <draw:line draw:style-name="gr5" draw:text-style-name="P1" draw:layer="layout" svg:x1="10.285cm" svg:y1="4.462cm" svg:x2="10.325cm" svg:y2="4.462cm">
            <text:p text:style-name="P2"/>
          </draw:line>
          <draw:polyline draw:style-name="gr5" draw:text-style-name="P1" draw:layer="layout" svg:width="0.715cm" svg:height="0.318cm" svg:x="10.339cm" svg:y="4.236cm" svg:viewBox="0 0 716 319" draw:points="0,212 13,212 26,212 39,212 53,212 53,226 66,226 79,226 92,226 92,239 106,239 119,239 119,252 132,252 132,266 145,266 145,279 159,279 172,292 185,292 185,305 199,305 212,305 212,319 225,319 238,319 252,319 265,319 278,319 291,319 291,305 305,305 318,305 331,292 344,292 344,279 358,266 358,252 371,239 371,226 371,212 384,212 384,199 398,186 411,173 424,159 424,146 437,146 451,146 464,133 477,133 490,133 504,133 517,133 530,133 543,133 557,133 570,133 583,133 597,133 610,133 623,133 623,146 636,146 650,146 663,146 676,146 676,133 689,133 689,120 703,120 703,106 703,93 703,80 716,80 716,67 716,53 716,40 716,27 716,13 703,13 689,13 689,0 676,0">
            <text:p text:style-name="P2"/>
          </draw:polyline>
          <draw:polyline draw:style-name="gr5" draw:text-style-name="P1" draw:layer="layout" svg:width="0.185cm" svg:height="0.662cm" draw:transform="rotate (-1.57079632679579) translate (11.0550033913488cm 4.19609762421605cm)" svg:viewBox="0 0 186 663" draw:points="40,-21447 53,-21447 67,-21460 80,-21460 93,-21473 107,-21473 107,-21486 120,-21486 120,-21500 133,-21500 146,-21513 146,-21526 146,-21539 160,-21539 160,-21553 173,-21566 173,-21579 173,-21593 186,-21606 186,-21619 186,-21632 186,-21646 186,-21659 186,-21672 186,-21685 186,-21699 186,-21712 186,-21725 173,-21738 173,-21752 173,-21765 160,-21778 160,-21792 160,-21805 146,-21818 146,-21831 146,-21845 146,-21858 146,-21871 133,-21871 133,-21884 133,-21898 133,-21911 133,-21924 133,-21937 133,-21951 133,-21964 133,-21977 133,-21991 133,-22004 133,-22017 133,-22030 133,-22044 120,-22044 120,-22057 120,-22070 120,-22083 107,-22083 107,-22097 93,-22097 93,-22110 80,-22110 67,-22110 53,-22110 40,-22110 27,-22110 27,-22097 14,-22097 14,-22083 0,-22083 0,-22070">
            <text:p text:style-name="P2"/>
          </draw:polyline>
          <draw:line draw:style-name="gr5" draw:text-style-name="P1" draw:layer="layout" svg:x1="11.028cm" svg:y1="3.321cm" svg:x2="11.028cm" svg:y2="3.851cm">
            <text:p text:style-name="P2"/>
          </draw:line>
          <draw:polyline draw:style-name="gr5" draw:text-style-name="P1" draw:layer="layout" svg:width="0.264cm" svg:height="0.638cm" draw:transform="rotate (-0.0527089434114052) translate (10.1530611082672cm 3.65213042691751cm)" svg:viewBox="0 0 265 639" draw:points="0,6224 265,6224 259,6863 7,6862 0,6224">
            <text:p text:style-name="P2"/>
          </draw:polyline>
          <draw:line draw:style-name="gr5" draw:text-style-name="P1" draw:layer="layout" svg:x1="11.028cm" svg:y1="4.647cm" svg:x2="10.1cm" svg:y2="4.647cm">
            <text:p text:style-name="P2"/>
          </draw:line>
          <draw:line draw:style-name="gr5" draw:text-style-name="P1" draw:layer="layout" svg:x1="9.662cm" svg:y1="3.692cm" svg:x2="10.1cm" svg:y2="3.706cm">
            <text:p text:style-name="P2"/>
          </draw:line>
          <draw:line draw:style-name="gr5" draw:text-style-name="P1" draw:layer="layout" svg:x1="10.1cm" svg:y1="4.263cm" svg:x2="9.622cm" svg:y2="4.196cm">
            <text:p text:style-name="P2"/>
          </draw:line>
          <draw:line draw:style-name="gr5" draw:text-style-name="P1" draw:layer="layout" svg:x1="9.662cm" svg:y1="3.613cm" svg:x2="9.702cm" svg:y2="3.613cm">
            <text:p text:style-name="P2"/>
          </draw:line>
          <draw:line draw:style-name="gr5" draw:text-style-name="P1" draw:layer="layout" svg:x1="9.662cm" svg:y1="4.289cm" svg:x2="9.622cm" svg:y2="4.289cm">
            <text:p text:style-name="P2"/>
          </draw:line>
          <draw:ellipse draw:style-name="gr5" draw:text-style-name="P1" draw:layer="layout" svg:width="1.433cm" svg:height="1.42cm" svg:x="9.556cm" svg:y="3.281cm" draw:kind="arc" draw:start-angle="148.21" draw:end-angle="204.62">
            <text:p text:style-name="P2"/>
          </draw:ellipse>
          <draw:ellipse draw:style-name="gr5" draw:text-style-name="P1" draw:layer="layout" svg:width="1.419cm" svg:height="1.433cm" svg:x="9.596cm" svg:y="3.281cm" draw:kind="arc" draw:start-angle="147.5" draw:end-angle="204.41">
            <text:p text:style-name="P2"/>
          </draw:ellipse>
          <draw:polyline draw:style-name="gr6" draw:text-style-name="P1" draw:layer="layout" svg:width="1.325cm" svg:height="0.927cm" draw:transform="rotate (1.5707963267946) translate (10.1000644996161cm 4.64707042932947cm)" svg:viewBox="0 0 1326 928" draw:points="0,20200 1326,20200 1326,21128">
            <text:p text:style-name="P2"/>
          </draw:polyline>
        </draw:g>
        <draw:frame draw:style-name="gr7" draw:text-style-name="P5" draw:layer="layout" svg:width="1.672cm" svg:height="0.566cm" svg:x="9.827cm" svg:y="5.151cm">
          <draw:text-box>
            <text:p text:style-name="P2"><text:span text:style-name="T2">Work station</text:span></text:p>
          </draw:text-box>
        </draw:frame>
        <draw:frame draw:style-name="gr2" draw:text-style-name="P6" draw:layer="layout" svg:width="2.499cm" svg:height="0.982cm" svg:x="8.53cm" svg:y="1.534cm">
          <draw:text-box>
            <text:p text:style-name="P2"><text:span text:style-name="T3">Bedroom</text:span></text:p>
          </draw:text-box>
        </draw:frame>
        <draw:line draw:style-name="gr8" draw:text-style-name="P7" draw:layer="layout" svg:x1="1.707cm" svg:y1="6.103cm" svg:x2="28.464cm" svg:y2="6.103cm">
          <text:p text:style-name="P2"/>
        </draw:line>
        <draw:frame draw:style-name="gr2" draw:text-style-name="P6" draw:layer="layout" svg:width="2.173cm" svg:height="0.982cm" svg:x="13.764cm" svg:y="6.187cm">
          <draw:text-box>
            <text:p text:style-name="P2"><text:span text:style-name="T3">Dinning</text:span></text:p>
          </draw:text-box>
        </draw:frame>
        <draw:g>
          <draw:polyline draw:style-name="gr5" draw:text-style-name="P1" draw:layer="layout" svg:width="-0.994cm" svg:height="-1.326cm" svg:x="4.358cm" svg:y="9.615cm" svg:viewBox="0 0 -995 -1327" draw:points="0,-17903 0,-19230 995,-19230 995,-17903 0,-17903">
            <text:p text:style-name="P2"/>
          </draw:polyline>
          <draw:line draw:style-name="gr5" draw:text-style-name="P1" draw:layer="layout" svg:x1="4.12cm" svg:y1="7.917cm" svg:x2="4.12cm" svg:y2="8.288cm">
            <text:p text:style-name="P2"/>
          </draw:line>
          <draw:line draw:style-name="gr5" draw:text-style-name="P1" draw:layer="layout" svg:x1="3.589cm" svg:y1="8.288cm" svg:x2="3.615cm" svg:y2="7.89cm">
            <text:p text:style-name="P2"/>
          </draw:line>
          <draw:line draw:style-name="gr5" draw:text-style-name="P1" draw:layer="layout" svg:x1="4.212cm" svg:y1="7.904cm" svg:x2="4.199cm" svg:y2="7.943cm">
            <text:p text:style-name="P2"/>
          </draw:line>
          <draw:line draw:style-name="gr5" draw:text-style-name="P1" draw:layer="layout" svg:x1="3.523cm" svg:y1="7.93cm" svg:x2="3.536cm" svg:y2="7.89cm">
            <text:p text:style-name="P2"/>
          </draw:line>
          <draw:ellipse draw:style-name="gr5" draw:text-style-name="P1" draw:layer="layout" svg:width="1.419cm" svg:height="1.433cm" svg:x="3.138cm" svg:y="7.811cm" draw:kind="arc" draw:start-angle="59.64" draw:end-angle="116.01">
            <text:p text:style-name="P2"/>
          </draw:ellipse>
          <draw:circle draw:style-name="gr5" draw:text-style-name="P1" draw:layer="layout" svg:width="1.419cm" svg:height="1.42cm" svg:x="3.138cm" svg:y="7.85cm" draw:kind="arc" draw:start-angle="60.29" draw:end-angle="116.73">
            <text:p text:style-name="P2"/>
          </draw:circle>
          <draw:line draw:style-name="gr5" draw:text-style-name="P1" draw:layer="layout" svg:x1="4.597cm" svg:y1="9.31cm" svg:x2="4.358cm" svg:y2="9.297cm">
            <text:p text:style-name="P2"/>
          </draw:line>
          <draw:line draw:style-name="gr5" draw:text-style-name="P1" draw:layer="layout" svg:x1="4.358cm" svg:y1="8.766cm" svg:x2="4.637cm" svg:y2="8.806cm">
            <text:p text:style-name="P2"/>
          </draw:line>
          <draw:line draw:style-name="gr5" draw:text-style-name="P1" draw:layer="layout" svg:x1="4.597cm" svg:y1="9.389cm" svg:x2="4.557cm" svg:y2="9.389cm">
            <text:p text:style-name="P2"/>
          </draw:line>
          <draw:line draw:style-name="gr5" draw:text-style-name="P1" draw:layer="layout" svg:x1="4.61cm" svg:y1="8.713cm" svg:x2="4.65cm" svg:y2="8.713cm">
            <text:p text:style-name="P2"/>
          </draw:line>
          <draw:ellipse draw:style-name="gr5" draw:text-style-name="P1" draw:layer="layout" svg:width="1.433cm" svg:height="1.42cm" svg:x="3.284cm" svg:y="8.288cm" draw:kind="arc" draw:start-angle="326.77" draw:end-angle="23.67">
            <text:p text:style-name="P2"/>
          </draw:ellipse>
          <draw:circle draw:style-name="gr5" draw:text-style-name="P1" draw:layer="layout" svg:width="1.42cm" svg:height="1.42cm" svg:x="3.257cm" svg:y="8.288cm" draw:kind="arc" draw:start-angle="326.47" draw:end-angle="23.44">
            <text:p text:style-name="P2"/>
          </draw:circle>
          <draw:line draw:style-name="gr5" draw:text-style-name="P1" draw:layer="layout" svg:x1="3.363cm" svg:y1="9.35cm" svg:x2="2.965cm" svg:y2="9.363cm">
            <text:p text:style-name="P2"/>
          </draw:line>
          <draw:line draw:style-name="gr5" draw:text-style-name="P1" draw:layer="layout" svg:x1="3.005cm" svg:y1="9.443cm" svg:x2="2.965cm" svg:y2="9.443cm">
            <text:p text:style-name="P2"/>
          </draw:line>
          <draw:circle draw:style-name="gr5" draw:text-style-name="P1" draw:layer="layout" svg:width="1.42cm" svg:height="1.419cm" svg:x="2.819cm" svg:y="8.302cm" draw:kind="arc" draw:start-angle="161.24" draw:end-angle="218.27">
            <text:p text:style-name="P2"/>
          </draw:circle>
          <draw:circle draw:style-name="gr5" draw:text-style-name="P1" draw:layer="layout" svg:width="1.433cm" svg:height="1.433cm" svg:x="2.846cm" svg:y="8.288cm" draw:kind="arc" draw:start-angle="161.59" draw:end-angle="218.24">
            <text:p text:style-name="P2"/>
          </draw:circle>
          <draw:line draw:style-name="gr5" draw:text-style-name="P1" draw:layer="layout" svg:x1="2.886cm" svg:y1="8.779cm" svg:x2="2.846cm" svg:y2="8.779cm">
            <text:p text:style-name="P2"/>
          </draw:line>
          <draw:line draw:style-name="gr5" draw:text-style-name="P1" draw:layer="layout" svg:x1="2.859cm" svg:y1="8.859cm" svg:x2="3.363cm" svg:y2="8.792cm">
            <text:p text:style-name="P2"/>
          </draw:line>
        </draw:g>
        <draw:g>
          <draw:line draw:style-name="gr5" draw:text-style-name="P1" draw:layer="layout" svg:x1="9.1cm" svg:y1="9.207cm" svg:x2="8.848cm" svg:y2="9.194cm">
            <text:p text:style-name="P2"/>
          </draw:line>
          <draw:line draw:style-name="gr5" draw:text-style-name="P1" draw:layer="layout" svg:x1="8.848cm" svg:y1="8.663cm" svg:x2="9.14cm" svg:y2="8.703cm">
            <text:p text:style-name="P2"/>
          </draw:line>
          <draw:line draw:style-name="gr5" draw:text-style-name="P1" draw:layer="layout" svg:x1="9.1cm" svg:y1="9.286cm" svg:x2="9.06cm" svg:y2="9.286cm">
            <text:p text:style-name="P2"/>
          </draw:line>
          <draw:line draw:style-name="gr5" draw:text-style-name="P1" draw:layer="layout" svg:x1="9.114cm" svg:y1="8.61cm" svg:x2="9.153cm" svg:y2="8.623cm">
            <text:p text:style-name="P2"/>
          </draw:line>
          <draw:ellipse draw:style-name="gr5" draw:text-style-name="P1" draw:layer="layout" svg:width="1.419cm" svg:height="1.432cm" svg:x="7.787cm" svg:y="8.185cm" draw:kind="arc" draw:start-angle="327.42" draw:end-angle="22.92">
            <text:p text:style-name="P2"/>
          </draw:ellipse>
          <draw:ellipse draw:style-name="gr5" draw:text-style-name="P1" draw:layer="layout" svg:width="1.433cm" svg:height="1.419cm" svg:x="7.747cm" svg:y="8.185cm" draw:kind="arc" draw:start-angle="326.7" draw:end-angle="23.64">
            <text:p text:style-name="P2"/>
          </draw:ellipse>
          <draw:line draw:style-name="gr5" draw:text-style-name="P1" draw:layer="layout" svg:x1="7.468cm" svg:y1="7.96cm" svg:x2="7.853cm" svg:y2="7.933cm">
            <text:p text:style-name="P2"/>
          </draw:line>
          <draw:line draw:style-name="gr5" draw:text-style-name="P1" draw:layer="layout" svg:x1="7.853cm" svg:y1="8.477cm" svg:x2="7.468cm" svg:y2="8.464cm">
            <text:p text:style-name="P2"/>
          </draw:line>
          <draw:line draw:style-name="gr5" draw:text-style-name="P1" draw:layer="layout" svg:x1="7.468cm" svg:y1="7.867cm" svg:x2="7.508cm" svg:y2="7.867cm">
            <text:p text:style-name="P2"/>
          </draw:line>
          <draw:line draw:style-name="gr5" draw:text-style-name="P1" draw:layer="layout" svg:x1="7.508cm" svg:y1="8.544cm" svg:x2="7.468cm" svg:y2="8.544cm">
            <text:p text:style-name="P2"/>
          </draw:line>
          <draw:line draw:style-name="gr5" draw:text-style-name="P1" draw:layer="layout" svg:x1="7.853cm" svg:y1="9.18cm" svg:x2="7.455cm" svg:y2="9.194cm">
            <text:p text:style-name="P2"/>
          </draw:line>
          <draw:line draw:style-name="gr5" draw:text-style-name="P1" draw:layer="layout" svg:x1="7.495cm" svg:y1="9.272cm" svg:x2="7.455cm" svg:y2="9.286cm">
            <text:p text:style-name="P2"/>
          </draw:line>
          <draw:ellipse draw:style-name="gr5" draw:text-style-name="P1" draw:layer="layout" svg:width="1.419cm" svg:height="1.433cm" svg:x="7.389cm" svg:y="7.495cm" draw:kind="arc" draw:start-angle="151.36" draw:end-angle="207.86">
            <text:p text:style-name="P2"/>
          </draw:ellipse>
          <draw:circle draw:style-name="gr5" draw:text-style-name="P1" draw:layer="layout" svg:width="1.433cm" svg:height="1.433cm" svg:x="7.415cm" svg:y="7.495cm" draw:kind="arc" draw:start-angle="151.09" draw:end-angle="208.12">
            <text:p text:style-name="P2"/>
          </draw:circle>
          <draw:ellipse draw:style-name="gr5" draw:text-style-name="P1" draw:layer="layout" svg:width="1.433cm" svg:height="1.419cm" svg:x="7.309cm" svg:y="8.132cm" draw:kind="arc" draw:start-angle="162.05" draw:end-angle="218.62">
            <text:p text:style-name="P2"/>
          </draw:ellipse>
          <draw:ellipse draw:style-name="gr5" draw:text-style-name="P1" draw:layer="layout" svg:width="1.42cm" svg:height="1.432cm" svg:x="7.349cm" svg:y="8.119cm" draw:kind="arc" draw:start-angle="161.43" draw:end-angle="217.83">
            <text:p text:style-name="P2"/>
          </draw:ellipse>
          <draw:line draw:style-name="gr5" draw:text-style-name="P1" draw:layer="layout" svg:x1="7.389cm" svg:y1="8.61cm" svg:x2="7.349cm" svg:y2="8.623cm">
            <text:p text:style-name="P2"/>
          </draw:line>
          <draw:line draw:style-name="gr5" draw:text-style-name="P1" draw:layer="layout" svg:x1="7.362cm" svg:y1="8.703cm" svg:x2="7.853cm" svg:y2="8.636cm">
            <text:p text:style-name="P2"/>
          </draw:line>
          <draw:polyline draw:style-name="gr5" draw:text-style-name="P1" draw:layer="layout" svg:width="-0.994cm" svg:height="-1.591cm" svg:x="8.848cm" svg:y="9.352cm" svg:viewBox="0 0 -995 -1592" draw:points="0,-17112 0,-18704 995,-18704 995,-17112 0,-17112">
            <text:p text:style-name="P2"/>
          </draw:polyline>
          <draw:line draw:style-name="gr5" draw:text-style-name="P1" draw:layer="layout" svg:x1="9.233cm" svg:y1="8.411cm" svg:x2="8.848cm" svg:y2="8.424cm">
            <text:p text:style-name="P2"/>
          </draw:line>
          <draw:line draw:style-name="gr5" draw:text-style-name="P1" draw:layer="layout" svg:x1="8.848cm" svg:y1="7.88cm" svg:x2="9.246cm" svg:y2="7.907cm">
            <text:p text:style-name="P2"/>
          </draw:line>
          <draw:line draw:style-name="gr5" draw:text-style-name="P1" draw:layer="layout" svg:x1="9.233cm" svg:y1="8.504cm" svg:x2="9.193cm" svg:y2="8.504cm">
            <text:p text:style-name="P2"/>
          </draw:line>
          <draw:line draw:style-name="gr5" draw:text-style-name="P1" draw:layer="layout" svg:x1="9.22cm" svg:y1="7.827cm" svg:x2="9.259cm" svg:y2="7.827cm">
            <text:p text:style-name="P2"/>
          </draw:line>
          <draw:ellipse draw:style-name="gr5" draw:text-style-name="P1" draw:layer="layout" svg:width="1.432cm" svg:height="1.42cm" svg:x="7.906cm" svg:y="7.429cm" draw:kind="arc" draw:start-angle="329.14" draw:end-angle="26.1">
            <text:p text:style-name="P2"/>
          </draw:ellipse>
          <draw:ellipse draw:style-name="gr5" draw:text-style-name="P1" draw:layer="layout" svg:width="1.432cm" svg:height="1.42cm" svg:x="7.866cm" svg:y="7.429cm" draw:kind="arc" draw:start-angle="329.14" draw:end-angle="26.05">
            <text:p text:style-name="P2"/>
          </draw:ellipse>
        </draw:g>
        <draw:g>
          <draw:line draw:style-name="gr5" draw:text-style-name="P1" draw:layer="layout" svg:x1="13.325cm" svg:y1="9.373cm" svg:x2="13.073cm" svg:y2="9.36cm">
            <text:p text:style-name="P2"/>
          </draw:line>
          <draw:line draw:style-name="gr5" draw:text-style-name="P1" draw:layer="layout" svg:x1="13.073cm" svg:y1="8.829cm" svg:x2="13.365cm" svg:y2="8.869cm">
            <text:p text:style-name="P2"/>
          </draw:line>
          <draw:line draw:style-name="gr5" draw:text-style-name="P1" draw:layer="layout" svg:x1="13.312cm" svg:y1="9.452cm" svg:x2="13.272cm" svg:y2="9.452cm">
            <text:p text:style-name="P2"/>
          </draw:line>
          <draw:line draw:style-name="gr5" draw:text-style-name="P1" draw:layer="layout" svg:x1="13.338cm" svg:y1="8.776cm" svg:x2="13.378cm" svg:y2="8.776cm">
            <text:p text:style-name="P2"/>
          </draw:line>
          <draw:circle draw:style-name="gr5" draw:text-style-name="P1" draw:layer="layout" svg:width="1.419cm" svg:height="1.42cm" svg:x="12.012cm" svg:y="8.351cm" draw:kind="arc" draw:start-angle="326.5" draw:end-angle="23.44">
            <text:p text:style-name="P2"/>
          </draw:circle>
          <draw:circle draw:style-name="gr5" draw:text-style-name="P1" draw:layer="layout" svg:width="1.419cm" svg:height="1.42cm" svg:x="11.972cm" svg:y="8.351cm" draw:kind="arc" draw:start-angle="327.07" draw:end-angle="23.44">
            <text:p text:style-name="P2"/>
          </draw:circle>
          <draw:line draw:style-name="gr5" draw:text-style-name="P1" draw:layer="layout" svg:x1="11.693cm" svg:y1="8.112cm" svg:x2="12.078cm" svg:y2="8.099cm">
            <text:p text:style-name="P2"/>
          </draw:line>
          <draw:line draw:style-name="gr5" draw:text-style-name="P1" draw:layer="layout" svg:x1="12.078cm" svg:y1="8.643cm" svg:x2="11.693cm" svg:y2="8.63cm">
            <text:p text:style-name="P2"/>
          </draw:line>
          <draw:line draw:style-name="gr5" draw:text-style-name="P1" draw:layer="layout" svg:x1="11.68cm" svg:y1="8.033cm" svg:x2="11.72cm" svg:y2="8.033cm">
            <text:p text:style-name="P2"/>
          </draw:line>
          <draw:line draw:style-name="gr5" draw:text-style-name="P1" draw:layer="layout" svg:x1="11.72cm" svg:y1="8.709cm" svg:x2="11.68cm" svg:y2="8.709cm">
            <text:p text:style-name="P2"/>
          </draw:line>
          <draw:line draw:style-name="gr5" draw:text-style-name="P1" draw:layer="layout" svg:x1="12.078cm" svg:y1="9.346cm" svg:x2="11.68cm" svg:y2="9.36cm">
            <text:p text:style-name="P2"/>
          </draw:line>
          <draw:line draw:style-name="gr5" draw:text-style-name="P1" draw:layer="layout" svg:x1="11.72cm" svg:y1="9.439cm" svg:x2="11.68cm" svg:y2="9.439cm">
            <text:p text:style-name="P2"/>
          </draw:line>
          <draw:ellipse draw:style-name="gr5" draw:text-style-name="P1" draw:layer="layout" svg:width="1.433cm" svg:height="1.42cm" svg:x="11.6cm" svg:y="7.661cm" draw:kind="arc" draw:start-angle="151.52" draw:end-angle="208.47">
            <text:p text:style-name="P2"/>
          </draw:ellipse>
          <draw:circle draw:style-name="gr5" draw:text-style-name="P1" draw:layer="layout" svg:width="1.42cm" svg:height="1.42cm" svg:x="11.64cm" svg:y="7.661cm" draw:kind="arc" draw:start-angle="151.78" draw:end-angle="208.21">
            <text:p text:style-name="P2"/>
          </draw:circle>
          <draw:ellipse draw:style-name="gr5" draw:text-style-name="P1" draw:layer="layout" svg:width="1.42cm" svg:height="1.433cm" svg:x="11.534cm" svg:y="8.285cm" draw:kind="arc" draw:start-angle="161.43" draw:end-angle="219.3">
            <text:p text:style-name="P2"/>
          </draw:ellipse>
          <draw:circle draw:style-name="gr5" draw:text-style-name="P1" draw:layer="layout" svg:width="1.419cm" svg:height="1.419cm" svg:x="11.574cm" svg:y="8.285cm" draw:kind="arc" draw:start-angle="162.3" draw:end-angle="218.31">
            <text:p text:style-name="P2"/>
          </draw:circle>
          <draw:line draw:style-name="gr5" draw:text-style-name="P1" draw:layer="layout" svg:x1="11.6cm" svg:y1="8.776cm" svg:x2="11.574cm" svg:y2="8.776cm">
            <text:p text:style-name="P2"/>
          </draw:line>
          <draw:line draw:style-name="gr5" draw:text-style-name="P1" draw:layer="layout" svg:x1="11.587cm" svg:y1="8.855cm" svg:x2="12.078cm" svg:y2="8.789cm">
            <text:p text:style-name="P2"/>
          </draw:line>
          <draw:polyline draw:style-name="gr5" draw:text-style-name="P1" draw:layer="layout" svg:width="-0.994cm" svg:height="-1.591cm" svg:x="13.073cm" svg:y="9.505cm" svg:viewBox="0 0 -995 -1592" draw:points="0,-17418 0,-19010 995,-19010 995,-17418 0,-17418">
            <text:p text:style-name="P2"/>
          </draw:polyline>
          <draw:line draw:style-name="gr5" draw:text-style-name="P1" draw:layer="layout" svg:x1="13.458cm" svg:y1="8.577cm" svg:x2="13.073cm" svg:y2="8.577cm">
            <text:p text:style-name="P2"/>
          </draw:line>
          <draw:line draw:style-name="gr5" draw:text-style-name="P1" draw:layer="layout" svg:x1="13.073cm" svg:y1="8.033cm" svg:x2="13.471cm" svg:y2="8.073cm">
            <text:p text:style-name="P2"/>
          </draw:line>
          <draw:line draw:style-name="gr5" draw:text-style-name="P1" draw:layer="layout" svg:x1="13.458cm" svg:y1="8.656cm" svg:x2="13.418cm" svg:y2="8.656cm">
            <text:p text:style-name="P2"/>
          </draw:line>
          <draw:line draw:style-name="gr5" draw:text-style-name="P1" draw:layer="layout" svg:x1="13.444cm" svg:y1="7.98cm" svg:x2="13.484cm" svg:y2="7.98cm">
            <text:p text:style-name="P2"/>
          </draw:line>
          <draw:circle draw:style-name="gr5" draw:text-style-name="P1" draw:layer="layout" svg:width="1.419cm" svg:height="1.42cm" svg:x="12.131cm" svg:y="7.595cm" draw:kind="arc" draw:start-angle="330.37" draw:end-angle="26.8">
            <text:p text:style-name="P2"/>
          </draw:circle>
          <draw:ellipse draw:style-name="gr5" draw:text-style-name="P1" draw:layer="layout" svg:width="1.432cm" svg:height="1.433cm" svg:x="12.091cm" svg:y="7.582cm" draw:kind="arc" draw:start-angle="329.62" draw:end-angle="26.53">
            <text:p text:style-name="P2"/>
          </draw:ellipse>
          <draw:line draw:style-name="gr5" draw:text-style-name="P1" draw:layer="layout" svg:x1="12.781cm" svg:y1="7.542cm" svg:x2="12.781cm" svg:y2="7.913cm">
            <text:p text:style-name="P2"/>
          </draw:line>
          <draw:line draw:style-name="gr5" draw:text-style-name="P1" draw:layer="layout" svg:x1="12.25cm" svg:y1="7.913cm" svg:x2="12.277cm" svg:y2="7.515cm">
            <text:p text:style-name="P2"/>
          </draw:line>
          <draw:line draw:style-name="gr5" draw:text-style-name="P1" draw:layer="layout" svg:x1="12.874cm" svg:y1="7.529cm" svg:x2="12.861cm" svg:y2="7.568cm">
            <text:p text:style-name="P2"/>
          </draw:line>
          <draw:line draw:style-name="gr5" draw:text-style-name="P1" draw:layer="layout" svg:x1="12.197cm" svg:y1="7.555cm" svg:x2="12.197cm" svg:y2="7.515cm">
            <text:p text:style-name="P2"/>
          </draw:line>
          <draw:ellipse draw:style-name="gr5" draw:text-style-name="P1" draw:layer="layout" svg:width="1.42cm" svg:height="1.433cm" svg:x="11.799cm" svg:y="7.436cm" draw:kind="arc" draw:start-angle="59.64" draw:end-angle="116.09">
            <text:p text:style-name="P2"/>
          </draw:ellipse>
          <draw:circle draw:style-name="gr5" draw:text-style-name="P1" draw:layer="layout" svg:width="1.42cm" svg:height="1.419cm" svg:x="11.799cm" svg:y="7.476cm" draw:kind="arc" draw:start-angle="60.29" draw:end-angle="115.87">
            <text:p text:style-name="P2"/>
          </draw:circle>
        </draw:g>
        <draw:g>
          <draw:polyline draw:style-name="gr5" draw:text-style-name="P1" draw:layer="layout" svg:width="1.06cm" svg:height="2.387cm" svg:x="16.115cm" svg:y="7.304cm" svg:viewBox="0 0 1061 2388" draw:points="0,0 1061,0 1061,2388 0,2388 0,0">
            <text:p text:style-name="P2"/>
          </draw:polyline>
          <draw:line draw:style-name="gr5" draw:text-style-name="P1" draw:layer="layout" svg:x1="15.73cm" svg:y1="8.299cm" svg:x2="16.115cm" svg:y2="8.286cm">
            <text:p text:style-name="P2"/>
          </draw:line>
          <draw:line draw:style-name="gr5" draw:text-style-name="P1" draw:layer="layout" svg:x1="16.115cm" svg:y1="8.83cm" svg:x2="15.73cm" svg:y2="8.803cm">
            <text:p text:style-name="P2"/>
          </draw:line>
          <draw:line draw:style-name="gr5" draw:text-style-name="P1" draw:layer="layout" svg:x1="15.717cm" svg:y1="8.22cm" svg:x2="15.757cm" svg:y2="8.22cm">
            <text:p text:style-name="P2"/>
          </draw:line>
          <draw:line draw:style-name="gr5" draw:text-style-name="P1" draw:layer="layout" svg:x1="15.757cm" svg:y1="8.896cm" svg:x2="15.717cm" svg:y2="8.896cm">
            <text:p text:style-name="P2"/>
          </draw:line>
          <draw:line draw:style-name="gr5" draw:text-style-name="P1" draw:layer="layout" svg:x1="15.677cm" svg:y1="7.49cm" svg:x2="16.115cm" svg:y2="7.49cm">
            <text:p text:style-name="P2"/>
          </draw:line>
          <draw:line draw:style-name="gr5" draw:text-style-name="P1" draw:layer="layout" svg:x1="16.115cm" svg:y1="8.047cm" svg:x2="15.637cm" svg:y2="7.994cm">
            <text:p text:style-name="P2"/>
          </draw:line>
          <draw:line draw:style-name="gr5" draw:text-style-name="P1" draw:layer="layout" svg:x1="15.677cm" svg:y1="7.397cm" svg:x2="15.717cm" svg:y2="7.397cm">
            <text:p text:style-name="P2"/>
          </draw:line>
          <draw:line draw:style-name="gr5" draw:text-style-name="P1" draw:layer="layout" svg:x1="15.664cm" svg:y1="8.074cm" svg:x2="15.624cm" svg:y2="8.074cm">
            <text:p text:style-name="P2"/>
          </draw:line>
          <draw:line draw:style-name="gr5" draw:text-style-name="P1" draw:layer="layout" svg:x1="16.115cm" svg:y1="9.52cm" svg:x2="15.717cm" svg:y2="9.546cm">
            <text:p text:style-name="P2"/>
          </draw:line>
          <draw:line draw:style-name="gr5" draw:text-style-name="P1" draw:layer="layout" svg:x1="15.757cm" svg:y1="9.626cm" svg:x2="15.717cm" svg:y2="9.626cm">
            <text:p text:style-name="P2"/>
          </draw:line>
          <draw:line draw:style-name="gr5" draw:text-style-name="P1" draw:layer="layout" svg:x1="17.627cm" svg:y1="8.007cm" svg:x2="17.176cm" svg:y2="8.074cm">
            <text:p text:style-name="P2"/>
          </draw:line>
          <draw:line draw:style-name="gr5" draw:text-style-name="P1" draw:layer="layout" svg:x1="17.176cm" svg:y1="7.517cm" svg:x2="17.587cm" svg:y2="7.503cm">
            <text:p text:style-name="P2"/>
          </draw:line>
          <draw:line draw:style-name="gr5" draw:text-style-name="P1" draw:layer="layout" svg:x1="17.639cm" svg:y1="8.087cm" svg:x2="17.6cm" svg:y2="8.1cm">
            <text:p text:style-name="P2"/>
          </draw:line>
          <draw:line draw:style-name="gr5" draw:text-style-name="P1" draw:layer="layout" svg:x1="17.547cm" svg:y1="7.424cm" svg:x2="17.586cm" svg:y2="7.424cm">
            <text:p text:style-name="P2"/>
          </draw:line>
          <draw:line draw:style-name="gr5" draw:text-style-name="P1" draw:layer="layout" svg:x1="17.561cm" svg:y1="8.857cm" svg:x2="17.176cm" svg:y2="8.87cm">
            <text:p text:style-name="P2"/>
          </draw:line>
          <draw:line draw:style-name="gr5" draw:text-style-name="P1" draw:layer="layout" svg:x1="17.176cm" svg:y1="8.326cm" svg:x2="17.574cm" svg:y2="8.352cm">
            <text:p text:style-name="P2"/>
          </draw:line>
          <draw:line draw:style-name="gr5" draw:text-style-name="P1" draw:layer="layout" svg:x1="17.56cm" svg:y1="8.949cm" svg:x2="17.52cm" svg:y2="8.949cm">
            <text:p text:style-name="P2"/>
          </draw:line>
          <draw:line draw:style-name="gr5" draw:text-style-name="P1" draw:layer="layout" svg:x1="17.547cm" svg:y1="8.273cm" svg:x2="17.586cm" svg:y2="8.273cm">
            <text:p text:style-name="P2"/>
          </draw:line>
          <draw:line draw:style-name="gr5" draw:text-style-name="P1" draw:layer="layout" svg:x1="17.415cm" svg:y1="9.56cm" svg:x2="17.176cm" svg:y2="9.546cm">
            <text:p text:style-name="P2"/>
          </draw:line>
          <draw:line draw:style-name="gr5" draw:text-style-name="P1" draw:layer="layout" svg:x1="17.176cm" svg:y1="9.016cm" svg:x2="17.468cm" svg:y2="9.042cm">
            <text:p text:style-name="P2"/>
          </draw:line>
          <draw:line draw:style-name="gr5" draw:text-style-name="P1" draw:layer="layout" svg:x1="17.414cm" svg:y1="9.639cm" svg:x2="17.374cm" svg:y2="9.639cm">
            <text:p text:style-name="P2"/>
          </draw:line>
          <draw:line draw:style-name="gr5" draw:text-style-name="P1" draw:layer="layout" svg:x1="17.44cm" svg:y1="8.963cm" svg:x2="17.48cm" svg:y2="8.963cm">
            <text:p text:style-name="P2"/>
          </draw:line>
          <draw:ellipse draw:style-name="gr5" draw:text-style-name="P1" draw:layer="layout" svg:width="1.432cm" svg:height="1.419cm" svg:x="15.558cm" svg:y="7.079cm" draw:kind="arc" draw:start-angle="146.78" draw:end-angle="203.75">
            <text:p text:style-name="P2"/>
          </draw:ellipse>
          <draw:circle draw:style-name="gr5" draw:text-style-name="P1" draw:layer="layout" svg:width="1.433cm" svg:height="1.433cm" svg:x="15.597cm" svg:y="7.079cm" draw:kind="arc" draw:start-angle="146.27" draw:end-angle="203.25">
            <text:p text:style-name="P2"/>
          </draw:circle>
          <draw:ellipse draw:style-name="gr5" draw:text-style-name="P1" draw:layer="layout" svg:width="1.433cm" svg:height="1.42cm" svg:x="15.637cm" svg:y="7.848cm" draw:kind="arc" draw:start-angle="152" draw:end-angle="207.99">
            <text:p text:style-name="P2"/>
          </draw:ellipse>
          <draw:circle draw:style-name="gr5" draw:text-style-name="P1" draw:layer="layout" svg:width="1.42cm" svg:height="1.42cm" svg:x="15.677cm" svg:y="7.848cm" draw:kind="arc" draw:start-angle="151.78" draw:end-angle="208.21">
            <text:p text:style-name="P2"/>
          </draw:circle>
          <draw:ellipse draw:style-name="gr5" draw:text-style-name="P1" draw:layer="layout" svg:width="1.419cm" svg:height="1.433cm" svg:x="15.571cm" svg:y="8.472cm" draw:kind="arc" draw:start-angle="161.77" draw:end-angle="217.87">
            <text:p text:style-name="P2"/>
          </draw:ellipse>
          <draw:ellipse draw:style-name="gr5" draw:text-style-name="P1" draw:layer="layout" svg:width="1.433cm" svg:height="1.419cm" svg:x="15.597cm" svg:y="8.472cm" draw:kind="arc" draw:start-angle="162.12" draw:end-angle="218.66">
            <text:p text:style-name="P2"/>
          </draw:ellipse>
          <draw:circle draw:style-name="gr5" draw:text-style-name="P1" draw:layer="layout" svg:width="1.419cm" svg:height="1.419cm" svg:x="16.234cm" svg:y="7.875cm" draw:kind="arc" draw:start-angle="329.38" draw:end-angle="25.8">
            <text:p text:style-name="P2"/>
          </draw:circle>
          <draw:circle draw:style-name="gr5" draw:text-style-name="P1" draw:layer="layout" svg:width="1.419cm" svg:height="1.419cm" svg:x="16.194cm" svg:y="7.875cm" draw:kind="arc" draw:start-angle="329.38" draw:end-angle="25.78">
            <text:p text:style-name="P2"/>
          </draw:circle>
          <draw:ellipse draw:style-name="gr5" draw:text-style-name="P1" draw:layer="layout" svg:width="1.431cm" svg:height="1.42cm" svg:x="16.102cm" svg:y="8.538cm" draw:kind="arc" draw:start-angle="326.77" draw:end-angle="23.26">
            <text:p text:style-name="P2"/>
          </draw:ellipse>
          <draw:ellipse draw:style-name="gr5" draw:text-style-name="P1" draw:layer="layout" svg:width="1.419cm" svg:height="1.433cm" svg:x="16.075cm" svg:y="8.525cm" draw:kind="arc" draw:start-angle="326" draw:end-angle="22.96">
            <text:p text:style-name="P2"/>
          </draw:ellipse>
          <draw:ellipse draw:style-name="gr5" draw:text-style-name="P1" draw:layer="layout" svg:width="1.432cm" svg:height="1.433cm" svg:x="16.274cm" svg:y="7.092cm" draw:kind="arc" draw:start-angle="336.76" draw:end-angle="32.75">
            <text:p text:style-name="P2"/>
          </draw:ellipse>
          <draw:ellipse draw:style-name="gr5" draw:text-style-name="P1" draw:layer="layout" svg:width="1.432cm" svg:height="1.42cm" svg:x="16.234cm" svg:y="7.105cm" draw:kind="arc" draw:start-angle="336.36" draw:end-angle="33.17">
            <text:p text:style-name="P2"/>
          </draw:ellipse>
          <draw:line draw:style-name="gr5" draw:text-style-name="P1" draw:layer="layout" svg:x1="15.637cm" svg:y1="8.963cm" svg:x2="15.597cm" svg:y2="8.963cm">
            <text:p text:style-name="P2"/>
          </draw:line>
          <draw:line draw:style-name="gr5" draw:text-style-name="P1" draw:layer="layout" svg:x1="15.611cm" svg:y1="9.042cm" svg:x2="16.115cm" svg:y2="8.976cm">
            <text:p text:style-name="P2"/>
          </draw:line>
        </draw:g>
        <draw:frame draw:style-name="gr2" draw:text-style-name="P4" draw:layer="layout" svg:width="0.996cm" svg:height="0.566cm" svg:x="5.619cm" svg:y="8.649cm">
          <draw:text-box>
            <text:p text:style-name="P2"><text:span text:style-name="T2">Din 3</text:span></text:p>
          </draw:text-box>
        </draw:frame>
        <draw:frame draw:style-name="gr9" draw:text-style-name="P5" draw:layer="layout" svg:width="0.996cm" svg:height="0.566cm" svg:x="7.824cm" svg:y="9.8cm">
          <draw:text-box>
            <text:p text:style-name="P2"><text:span text:style-name="T2">Din 4</text:span></text:p>
          </draw:text-box>
        </draw:frame>
        <draw:frame draw:style-name="gr2" draw:text-style-name="P4" draw:layer="layout" svg:width="0.996cm" svg:height="0.566cm" svg:x="12.113cm" svg:y="9.698cm">
          <draw:text-box>
            <text:p text:style-name="P2"><text:span text:style-name="T2">Din 5</text:span></text:p>
          </draw:text-box>
        </draw:frame>
        <draw:frame draw:style-name="gr2" draw:text-style-name="P4" draw:layer="layout" svg:width="0.996cm" svg:height="0.566cm" svg:x="16.193cm" svg:y="9.816cm">
          <draw:text-box>
            <text:p text:style-name="P2"><text:span text:style-name="T2">Din 6</text:span></text:p>
          </draw:text-box>
        </draw:frame>
        <draw:g>
          <draw:polyline draw:style-name="gr3" draw:text-style-name="P1" draw:layer="layout" svg:width="1.326cm" svg:height="0.795cm" svg:x="19.877cm" svg:y="8.074cm" svg:viewBox="0 0 1327 796" draw:points="0,796 1327,796 1327,0 0,0 0,796">
            <text:p text:style-name="P2"/>
          </draw:polyline>
          <draw:polyline draw:style-name="gr5" draw:text-style-name="P1" draw:layer="layout" svg:width="0.583cm" svg:height="0.525cm" draw:transform="rotate (-1.69454017076216) translate (21.2411241784829cm 7.4931725119007cm)" svg:viewBox="0 0 584 526" draw:points="49,-43481 584,-43481 519,-44007 0,-43876 49,-43481">
            <text:p text:style-name="P2"/>
          </draw:polyline>
          <draw:polyline draw:style-name="gr5" draw:text-style-name="P1" draw:layer="layout" svg:width="0.583cm" svg:height="0.525cm" draw:transform="rotate (1.69454017076097) translate (20.7191869032899cm 9.51562571066316cm)" svg:viewBox="0 0 584 526" draw:points="49,38773 584,38773 519,39299 0,39168 49,38773">
            <text:p text:style-name="P2"/>
          </draw:polyline>
          <draw:polyline draw:style-name="gr5" draw:text-style-name="P1" draw:layer="layout" svg:width="0.583cm" svg:height="0.526cm" draw:transform="rotate (-1.69454017076216) translate (20.5121555919611cm 7.49329498854853cm)" svg:viewBox="0 0 584 527" draw:points="49,-42033 584,-42033 519,-42560 0,-42428 49,-42033">
            <text:p text:style-name="P2"/>
          </draw:polyline>
          <draw:polyline draw:style-name="gr5" draw:text-style-name="P1" draw:layer="layout" svg:width="0.583cm" svg:height="0.526cm" draw:transform="rotate (1.69454017076097) translate (19.9892336143214cm 9.51562571066316cm)" svg:viewBox="0 0 584 527" draw:points="49,37324 584,37324 519,37851 0,37719 49,37324">
            <text:p text:style-name="P2"/>
          </draw:polyline>
        </draw:g>
        <draw:frame draw:style-name="gr2" draw:text-style-name="P4" draw:layer="layout" svg:width="0.996cm" svg:height="0.566cm" svg:x="20.096cm" svg:y="9.682cm">
          <draw:text-box>
            <text:p text:style-name="P2"><text:span text:style-name="T2">Din 4</text:span></text:p>
          </draw:text-box>
        </draw:frame>
        <draw:g>
          <draw:custom-shape draw:style-name="gr10" draw:text-style-name="P7" draw:layer="layout" svg:width="0.911cm" svg:height="0.63cm" svg:x="2.708cm" svg:y="12.022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2.815cm" svg:y="12.153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3.411cm" svg:y1="12.153cm" svg:x2="3.411cm" svg:y2="12.153cm">
            <text:p text:style-name="P2"/>
          </draw:line>
        </draw:g>
        <draw:line draw:style-name="gr8" draw:text-style-name="P7" draw:layer="layout" svg:x1="1.75cm" svg:y1="10.498cm" svg:x2="28.507cm" svg:y2="10.498cm">
          <text:p text:style-name="P2"/>
        </draw:line>
        <draw:frame draw:style-name="gr2" draw:text-style-name="P6" draw:layer="layout" svg:width="2.147cm" svg:height="0.982cm" svg:x="13.777cm" svg:y="10.581cm">
          <draw:text-box>
            <text:p text:style-name="P2"><text:span text:style-name="T3">Lounge</text:span></text:p>
          </draw:text-box>
        </draw:frame>
        <draw:frame draw:style-name="gr2" draw:text-style-name="P4" draw:layer="layout" svg:width="1.09cm" svg:height="0.566cm" svg:x="3.746cm" svg:y="12.045cm">
          <draw:text-box>
            <text:p text:style-name="P2"><text:span text:style-name="T2">Single</text:span></text:p>
          </draw:text-box>
        </draw:frame>
        <draw:frame draw:style-name="gr2" draw:text-style-name="P4" draw:layer="layout" svg:width="1.172cm" svg:height="0.566cm" svg:x="7.735cm" svg:y="12.018cm">
          <draw:text-box>
            <text:p text:style-name="P2"><text:span text:style-name="T2">Double</text:span></text:p>
          </draw:text-box>
        </draw:frame>
        <draw:g>
          <draw:custom-shape draw:style-name="gr10" draw:text-style-name="P7" draw:layer="layout" svg:width="1.634cm" svg:height="0.628cm" svg:x="6.102cm" svg:y="12.02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48cm" svg:x="6.915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48cm" svg:x="6.215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6.811cm" svg:y1="12.155cm" svg:x2="7.02cm" svg:y2="12.155cm">
            <text:p text:style-name="P2"/>
          </draw:line>
        </draw:g>
        <draw:frame draw:style-name="gr2" draw:text-style-name="P4" draw:layer="layout" svg:width="1.263cm" svg:height="0.566cm" svg:x="12.808cm" svg:y="12.04cm">
          <draw:text-box>
            <text:p text:style-name="P2"><text:span text:style-name="T2">3 seater</text:span></text:p>
          </draw:text-box>
        </draw:frame>
        <draw:custom-shape draw:style-name="gr11" draw:text-style-name="P7" draw:layer="layout" svg:width="0.7cm" svg:height="0.65cm" svg:x="21.416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3.02cm" svg:height="0.63cm" svg:x="15.292cm" svg:y="11.99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16.105cm" svg:y="12.1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17.505cm" svg:y="12.1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6.702cm" svg:y1="12.125cm" svg:x2="16.911cm" svg:y2="12.125cm">
            <text:p text:style-name="P2"/>
          </draw:line>
          <draw:custom-shape draw:style-name="gr11" draw:text-style-name="P7" draw:layer="layout" svg:width="0.7cm" svg:height="0.65cm" svg:x="15.405cm" svg:y="12.1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16.805cm" svg:y="12.1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6.002cm" svg:y1="12.125cm" svg:x2="16.207cm" svg:y2="12.125cm">
            <text:p text:style-name="P2"/>
          </draw:line>
          <draw:line draw:style-name="gr8" draw:text-style-name="P7" draw:layer="layout" svg:x1="17.402cm" svg:y1="12.126cm" svg:x2="17.605cm" svg:y2="12.126cm">
            <text:p text:style-name="P2"/>
          </draw:line>
        </draw:g>
        <draw:frame draw:style-name="gr2" draw:text-style-name="P4" draw:layer="layout" svg:width="1.299cm" svg:height="0.566cm" svg:x="18.676cm" svg:y="12.009cm">
          <draw:text-box>
            <text:p text:style-name="P2"><text:span text:style-name="T2">4 Seater</text:span></text:p>
          </draw:text-box>
        </draw:frame>
        <draw:g>
          <draw:custom-shape draw:style-name="gr10" draw:text-style-name="P7" draw:layer="layout" svg:width="2.329cm" svg:height="0.63cm" svg:x="10.403cm" svg:y="12.024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11.216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7cm" svg:height="0.65cm" svg:x="11.916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813cm" svg:y1="12.155cm" svg:x2="12.022cm" svg:y2="12.155cm">
            <text:p text:style-name="P2"/>
          </draw:line>
          <draw:custom-shape draw:style-name="gr11" draw:text-style-name="P7" draw:layer="layout" svg:width="0.7cm" svg:height="0.65cm" svg:x="10.516cm" svg:y="12.15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4" draw:layer="layout" svg:width="1.311cm" svg:height="0.566cm" svg:x="22.351cm" svg:y="12.165cm">
          <draw:text-box>
            <text:p text:style-name="P2"><text:span text:style-name="T2">Ottoman</text:span></text:p>
          </draw:text-box>
        </draw:frame>
        <draw:g>
          <draw:polyline draw:style-name="gr5" draw:text-style-name="P1" draw:layer="layout" svg:width="2.998cm" svg:height="3.173cm" draw:transform="rotate (-2.3561944901919) translate (16.5202784889986cm 4.99343483230431cm)" svg:viewBox="0 0 2999 3174" draw:points="761,-30397 638,-30425 724,-30226 572,-30264 666,-30160 544,-30207 455,-30098 483,-29965 402,-30075 458,-30170 402,-30226 308,-30131 308,-30038 397,-29937 430,-29791 331,-29928 199,-29947 99,-29876 108,-29810 213,-29772 316,-29630 236,-29710 127,-29734 33,-29706 0,-29569 62,-29516 246,-29521 180,-29436 250,-29337 369,-29246 544,-29251 709,-29096 553,-29176 487,-29128 563,-29024 781,-28939 709,-28850 913,-28949 851,-28831 804,-28622 894,-28599 885,-28664 1065,-28712 1007,-28599 1172,-28651 1126,-28565 1196,-28524 1353,-28556 1268,-28471 1319,-28286 1640,-28201 1812,-28333 1882,-28556 1868,-28249 2015,-28036 1883,-28168 1703,-28168 1589,-28027 1627,-27950 1802,-27936 1911,-27827 1906,-27690 1986,-27638 2152,-27728 2052,-27572 2270,-27686 2114,-27510 2176,-27430 2251,-27449 2256,-27340 2441,-27251 2487,-27298 2445,-27397 2341,-27492 2441,-27449 2483,-27530 2483,-27435 2578,-27378 2625,-27444 2611,-27638 2748,-27549 2720,-27643 2819,-27658 2734,-27714 2682,-27861 2587,-27861 2758,-27899 2806,-27860 2933,-27951 2933,-28064 2834,-28050 2999,-28131 2932,-28234 2748,-28211 2842,-28306 2767,-28419 2545,-28396 2488,-28263 2545,-28594 2450,-28727 2346,-28736 2280,-28670 2314,-28835 2223,-28944 2053,-28934 1954,-28864 2038,-28997 2043,-29133 1920,-29247 1802,-29176 1783,-29111 1740,-29219 1495,-29238 1769,-29266 1802,-29356 1708,-29507 1551,-29559 1490,-29478 1495,-29663 1409,-29701 1362,-29862 960,-29762 1092,-29886 941,-30076 1159,-29895 1215,-29933 1022,-30165 870,-30193 904,-30293 761,-30397">
            <text:p text:style-name="P2"/>
          </draw:polyline>
          <draw:polyline draw:style-name="gr5" draw:text-style-name="P1" draw:layer="layout" svg:width="0.258cm" svg:height="0.503cm" draw:transform="rotate (0.0570722665402038) translate (15.4738554984533cm 4.58896974894748cm)" svg:viewBox="0 0 259 504" draw:points="0,10928 140,10928 234,11041 204,11207 109,11242 214,11275 259,11432">
            <text:p text:style-name="P2"/>
          </draw:polyline>
          <draw:polyline draw:style-name="gr5" draw:text-style-name="P1" draw:layer="layout" svg:width="0.747cm" svg:height="0.554cm" draw:transform="rotate (2.50960893144217) translate (14.7440024146648cm 5.1427777735302cm)" svg:viewBox="0 0 748 555" draw:points="0,9676 157,9676 364,9541 349,9429 263,9367 422,9392 586,9321 748,9203 746,9121">
            <text:p text:style-name="P2"/>
          </draw:polyline>
          <draw:polyline draw:style-name="gr5" draw:text-style-name="P1" draw:layer="layout" svg:width="0.476cm" svg:height="0.374cm" draw:transform="skewX (0.53511794866136) rotate (1.17984257434794) translate (12.8885518615928cm 4.86549104857751cm)" svg:viewBox="0 0 477 375" draw:points="206,27915 364,27915 477,27824 407,27726 283,27729 340,27641 259,27549 142,27540 24,27598 0,27660">
            <text:p text:style-name="P2"/>
          </draw:polyline>
          <draw:polyline draw:style-name="gr5" draw:text-style-name="P1" draw:layer="layout" svg:width="0.245cm" svg:height="0.261cm" draw:transform="rotate (-0.641932098883393) translate (14.6135169345709cm 4.90042073986065cm)" svg:viewBox="0 0 246 262" draw:points="0,-9388 124,-9388 241,-9433 246,-9572 138,-9650">
            <text:p text:style-name="P2"/>
          </draw:polyline>
        </draw:g>
        <draw:g>
          <draw:line draw:style-name="gr5" draw:text-style-name="P1" draw:layer="layout" svg:x1="17.666cm" svg:y1="4.037cm" svg:x2="17.799cm" svg:y2="4.186cm">
            <text:p text:style-name="P2"/>
          </draw:line>
          <draw:line draw:style-name="gr5" draw:text-style-name="P1" draw:layer="layout" svg:x1="17.511cm" svg:y1="4.203cm" svg:x2="17.674cm" svg:y2="4.318cm">
            <text:p text:style-name="P2"/>
          </draw:line>
          <draw:line draw:style-name="gr5" draw:text-style-name="P1" draw:layer="layout" svg:x1="17.367cm" svg:y1="4.5cm" svg:x2="17.559cm" svg:y2="4.557cm">
            <text:p text:style-name="P2"/>
          </draw:line>
          <draw:line draw:style-name="gr5" draw:text-style-name="P1" draw:layer="layout" svg:x1="17.619cm" svg:y1="4.072cm" svg:x2="17.703cm" svg:y2="4.157cm">
            <text:p text:style-name="P2"/>
          </draw:line>
          <draw:line draw:style-name="gr5" draw:text-style-name="P1" draw:layer="layout" svg:x1="17.559cm" svg:y1="4.137cm" svg:x2="17.65cm" svg:y2="4.215cm">
            <text:p text:style-name="P2"/>
          </draw:line>
          <draw:line draw:style-name="gr5" draw:text-style-name="P1" draw:layer="layout" svg:x1="17.458cm" svg:y1="4.298cm" svg:x2="17.563cm" svg:y2="4.356cm">
            <text:p text:style-name="P2"/>
          </draw:line>
          <draw:line draw:style-name="gr5" draw:text-style-name="P1" draw:layer="layout" svg:x1="17.391cm" svg:y1="4.435cm" svg:x2="17.504cm" svg:y2="4.477cm">
            <text:p text:style-name="P2"/>
          </draw:line>
          <draw:line draw:style-name="gr5" draw:text-style-name="P1" draw:layer="layout" svg:x1="17.726cm" svg:y1="3.989cm" svg:x2="17.798cm" svg:y2="4.085cm">
            <text:p text:style-name="P2"/>
          </draw:line>
          <draw:line draw:style-name="gr5" draw:text-style-name="P1" draw:layer="layout" svg:x1="17.415cm" svg:y1="4.37cm" svg:x2="17.561cm" svg:y2="4.435cm">
            <text:p text:style-name="P2"/>
          </draw:line>
          <draw:line draw:style-name="gr5" draw:text-style-name="P1" draw:layer="layout" svg:x1="17.361cm" svg:y1="4.56cm" svg:x2="17.439cm" svg:y2="4.578cm">
            <text:p text:style-name="P2"/>
          </draw:line>
          <draw:line draw:style-name="gr5" draw:text-style-name="P1" draw:layer="layout" svg:x1="17.326cm" svg:y1="4.595cm" svg:x2="17.444cm" svg:y2="4.617cm">
            <text:p text:style-name="P2"/>
          </draw:line>
          <draw:line draw:style-name="gr5" draw:text-style-name="P1" draw:layer="layout" svg:x1="17.476cm" svg:y1="4.226cm" svg:x2="17.542cm" svg:y2="4.27cm">
            <text:p text:style-name="P2"/>
          </draw:line>
          <draw:line draw:style-name="gr5" draw:text-style-name="P1" draw:layer="layout" svg:x1="18.373cm" svg:y1="3.789cm" svg:x2="18.364cm" svg:y2="3.988cm">
            <text:p text:style-name="P2"/>
          </draw:line>
          <draw:line draw:style-name="gr5" draw:text-style-name="P1" draw:layer="layout" svg:x1="18.144cm" svg:y1="3.801cm" svg:x2="18.18cm" svg:y2="3.998cm">
            <text:p text:style-name="P2"/>
          </draw:line>
          <draw:line draw:style-name="gr5" draw:text-style-name="P1" draw:layer="layout" svg:x1="17.834cm" svg:y1="3.916cm" svg:x2="17.933cm" svg:y2="4.089cm">
            <text:p text:style-name="P2"/>
          </draw:line>
          <draw:line draw:style-name="gr5" draw:text-style-name="P1" draw:layer="layout" svg:x1="18.313cm" svg:y1="3.782cm" svg:x2="18.314cm" svg:y2="3.901cm">
            <text:p text:style-name="P2"/>
          </draw:line>
          <draw:line draw:style-name="gr5" draw:text-style-name="P1" draw:layer="layout" svg:x1="17.896cm" svg:y1="3.886cm" svg:x2="17.948cm" svg:y2="3.994cm">
            <text:p text:style-name="P2"/>
          </draw:line>
          <draw:line draw:style-name="gr5" draw:text-style-name="P1" draw:layer="layout" svg:x1="17.959cm" svg:y1="3.855cm" svg:x2="18.017cm" svg:y2="4.004cm">
            <text:p text:style-name="P2"/>
          </draw:line>
          <draw:line draw:style-name="gr5" draw:text-style-name="P1" draw:layer="layout" svg:x1="18.073cm" svg:y1="3.815cm" svg:x2="18.113cm" svg:y2="3.97cm">
            <text:p text:style-name="P2"/>
          </draw:line>
          <draw:line draw:style-name="gr5" draw:text-style-name="P1" draw:layer="layout" svg:x1="18.262cm" svg:y1="3.791cm" svg:x2="18.273cm" svg:y2="3.95cm">
            <text:p text:style-name="P2"/>
          </draw:line>
          <draw:line draw:style-name="gr5" draw:text-style-name="P1" draw:layer="layout" svg:x1="18.187cm" svg:y1="3.8cm" svg:x2="18.198cm" svg:y2="3.88cm">
            <text:p text:style-name="P2"/>
          </draw:line>
          <draw:line draw:style-name="gr5" draw:text-style-name="P1" draw:layer="layout" svg:x1="18.002cm" svg:y1="3.846cm" svg:x2="18.028cm" svg:y2="3.922cm">
            <text:p text:style-name="P2"/>
          </draw:line>
          <draw:line draw:style-name="gr5" draw:text-style-name="P1" draw:layer="layout" svg:x1="18.414cm" svg:y1="3.78cm" svg:x2="18.408cm" svg:y2="3.859cm">
            <text:p text:style-name="P2"/>
          </draw:line>
          <draw:line draw:style-name="gr5" draw:text-style-name="P1" draw:layer="layout" svg:x1="17.787cm" svg:y1="3.955cm" svg:x2="17.831cm" svg:y2="4.021cm">
            <text:p text:style-name="P2"/>
          </draw:line>
          <draw:line draw:style-name="gr5" draw:text-style-name="P1" draw:layer="layout" svg:x1="19.054cm" svg:y1="4.099cm" svg:x2="18.908cm" svg:y2="4.236cm">
            <text:p text:style-name="P2"/>
          </draw:line>
          <draw:line draw:style-name="gr5" draw:text-style-name="P1" draw:layer="layout" svg:x1="18.881cm" svg:y1="3.95cm" svg:x2="18.771cm" svg:y2="4.117cm">
            <text:p text:style-name="P2"/>
          </draw:line>
          <draw:line draw:style-name="gr5" draw:text-style-name="P1" draw:layer="layout" svg:x1="18.576cm" svg:y1="3.818cm" svg:x2="18.526cm" svg:y2="4.011cm">
            <text:p text:style-name="P2"/>
          </draw:line>
          <draw:line draw:style-name="gr5" draw:text-style-name="P1" draw:layer="layout" svg:x1="19.016cm" svg:y1="4.053cm" svg:x2="18.934cm" svg:y2="4.14cm">
            <text:p text:style-name="P2"/>
          </draw:line>
          <draw:line draw:style-name="gr5" draw:text-style-name="P1" draw:layer="layout" svg:x1="18.783cm" svg:y1="3.9cm" svg:x2="18.729cm" svg:y2="4.006cm">
            <text:p text:style-name="P2"/>
          </draw:line>
          <draw:line draw:style-name="gr5" draw:text-style-name="P1" draw:layer="layout" svg:x1="18.643cm" svg:y1="3.84cm" svg:x2="18.606cm" svg:y2="3.953cm">
            <text:p text:style-name="P2"/>
          </draw:line>
          <draw:line draw:style-name="gr5" draw:text-style-name="P1" draw:layer="layout" svg:x1="18.71cm" svg:y1="3.861cm" svg:x2="18.648cm" svg:y2="4.008cm">
            <text:p text:style-name="P2"/>
          </draw:line>
          <draw:line draw:style-name="gr5" draw:text-style-name="P1" draw:layer="layout" svg:x1="18.973cm" svg:y1="4.024cm" svg:x2="18.869cm" svg:y2="4.146cm">
            <text:p text:style-name="P2"/>
          </draw:line>
          <draw:line draw:style-name="gr5" draw:text-style-name="P1" draw:layer="layout" svg:x1="18.911cm" svg:y1="3.979cm" svg:x2="18.864cm" svg:y2="4.043cm">
            <text:p text:style-name="P2"/>
          </draw:line>
          <draw:line draw:style-name="gr5" draw:text-style-name="P1" draw:layer="layout" svg:x1="19.09cm" svg:y1="4.121cm" svg:x2="19.029cm" svg:y2="4.174cm">
            <text:p text:style-name="P2"/>
          </draw:line>
          <draw:line draw:style-name="gr5" draw:text-style-name="P1" draw:layer="layout" svg:x1="19.141cm" svg:y1="4.22cm" svg:x2="19.009cm" svg:y2="4.312cm">
            <text:p text:style-name="P2"/>
          </draw:line>
          <draw:line draw:style-name="gr5" draw:text-style-name="P1" draw:layer="layout" svg:x1="18.546cm" svg:y1="3.813cm" svg:x2="18.529cm" svg:y2="3.891cm">
            <text:p text:style-name="P2"/>
          </draw:line>
          <draw:line draw:style-name="gr5" draw:text-style-name="P1" draw:layer="layout" svg:x1="18.48cm" svg:y1="3.78cm" svg:x2="18.462cm" svg:y2="3.898cm">
            <text:p text:style-name="P2"/>
          </draw:line>
          <draw:line draw:style-name="gr5" draw:text-style-name="P1" draw:layer="layout" svg:x1="18.855cm" svg:y1="3.916cm" svg:x2="18.814cm" svg:y2="3.984cm">
            <text:p text:style-name="P2"/>
          </draw:line>
          <draw:line draw:style-name="gr5" draw:text-style-name="P1" draw:layer="layout" svg:x1="19.327cm" svg:y1="4.792cm" svg:x2="19.127cm" svg:y2="4.79cm">
            <text:p text:style-name="P2"/>
          </draw:line>
          <draw:line draw:style-name="gr5" draw:text-style-name="P1" draw:layer="layout" svg:x1="19.307cm" svg:y1="4.566cm" svg:x2="19.111cm" svg:y2="4.609cm">
            <text:p text:style-name="P2"/>
          </draw:line>
          <draw:line draw:style-name="gr5" draw:text-style-name="P1" draw:layer="layout" svg:x1="19.332cm" svg:y1="4.733cm" svg:x2="19.212cm" svg:y2="4.739cm">
            <text:p text:style-name="P2"/>
          </draw:line>
          <draw:line draw:style-name="gr5" draw:text-style-name="P1" draw:layer="layout" svg:x1="19.323cm" svg:y1="4.645cm" svg:x2="19.204cm" svg:y2="4.661cm">
            <text:p text:style-name="P2"/>
          </draw:line>
          <draw:line draw:style-name="gr5" draw:text-style-name="P1" draw:layer="layout" svg:x1="19.214cm" svg:y1="4.322cm" svg:x2="19.107cm" svg:y2="4.378cm">
            <text:p text:style-name="P2"/>
          </draw:line>
          <draw:line draw:style-name="gr5" draw:text-style-name="P1" draw:layer="layout" svg:x1="19.322cm" svg:y1="4.868cm" svg:x2="19.203cm" svg:y2="4.857cm">
            <text:p text:style-name="P2"/>
          </draw:line>
          <draw:line draw:style-name="gr5" draw:text-style-name="P1" draw:layer="layout" svg:x1="19.246cm" svg:y1="4.384cm" svg:x2="19.099cm" svg:y2="4.447cm">
            <text:p text:style-name="P2"/>
          </draw:line>
          <draw:line draw:style-name="gr5" draw:text-style-name="P1" draw:layer="layout" svg:x1="19.29cm" svg:y1="4.495cm" svg:x2="19.137cm" svg:y2="4.541cm">
            <text:p text:style-name="P2"/>
          </draw:line>
          <draw:line draw:style-name="gr5" draw:text-style-name="P1" draw:layer="layout" svg:x1="19.321cm" svg:y1="4.683cm" svg:x2="19.161cm" svg:y2="4.699cm">
            <text:p text:style-name="P2"/>
          </draw:line>
          <draw:line draw:style-name="gr5" draw:text-style-name="P1" draw:layer="layout" svg:x1="19.256cm" svg:y1="4.426cm" svg:x2="19.182cm" svg:y2="4.454cm">
            <text:p text:style-name="P2"/>
          </draw:line>
          <draw:line draw:style-name="gr5" draw:text-style-name="P1" draw:layer="layout" svg:x1="19.198cm" svg:y1="4.286cm" svg:x2="19.129cm" svg:y2="4.325cm">
            <text:p text:style-name="P2"/>
          </draw:line>
          <draw:line draw:style-name="gr5" draw:text-style-name="P1" draw:layer="layout" svg:x1="19.336cm" svg:y1="4.834cm" svg:x2="19.257cm" svg:y2="4.83cm">
            <text:p text:style-name="P2"/>
          </draw:line>
          <draw:line draw:style-name="gr5" draw:text-style-name="P1" draw:layer="layout" svg:x1="19.305cm" svg:y1="4.941cm" svg:x2="19.147cm" svg:y2="4.915cm">
            <text:p text:style-name="P2"/>
          </draw:line>
          <draw:line draw:style-name="gr5" draw:text-style-name="P1" draw:layer="layout" svg:x1="19.137cm" svg:y1="4.167cm" svg:x2="19.041cm" svg:y2="4.239cm">
            <text:p text:style-name="P2"/>
          </draw:line>
          <draw:line draw:style-name="gr5" draw:text-style-name="P1" draw:layer="layout" svg:x1="19.312cm" svg:y1="4.523cm" svg:x2="19.235cm" svg:y2="4.544cm">
            <text:p text:style-name="P2"/>
          </draw:line>
          <draw:line draw:style-name="gr5" draw:text-style-name="P1" draw:layer="layout" svg:x1="19.039cm" svg:y1="5.48cm" svg:x2="18.896cm" svg:y2="5.34cm">
            <text:p text:style-name="P2"/>
          </draw:line>
          <draw:line draw:style-name="gr5" draw:text-style-name="P1" draw:layer="layout" svg:x1="19.182cm" svg:y1="5.303cm" svg:x2="19.011cm" svg:y2="5.199cm">
            <text:p text:style-name="P2"/>
          </draw:line>
          <draw:line draw:style-name="gr5" draw:text-style-name="P1" draw:layer="layout" svg:x1="19.084cm" svg:y1="5.441cm" svg:x2="18.994cm" svg:y2="5.362cm">
            <text:p text:style-name="P2"/>
          </draw:line>
          <draw:line draw:style-name="gr5" draw:text-style-name="P1" draw:layer="layout" svg:x1="19.23cm" svg:y1="5.204cm" svg:x2="19.121cm" svg:y2="5.153cm">
            <text:p text:style-name="P2"/>
          </draw:line>
          <draw:line draw:style-name="gr5" draw:text-style-name="P1" draw:layer="layout" svg:x1="19.285cm" svg:y1="5.063cm" svg:x2="19.17cm" svg:y2="5.029cm">
            <text:p text:style-name="P2"/>
          </draw:line>
          <draw:line draw:style-name="gr5" draw:text-style-name="P1" draw:layer="layout" svg:x1="19.267cm" svg:y1="5.13cm" svg:x2="19.116cm" svg:y2="5.074cm">
            <text:p text:style-name="P2"/>
          </draw:line>
          <draw:line draw:style-name="gr5" draw:text-style-name="P1" draw:layer="layout" svg:x1="19.22cm" svg:y1="5.241cm" svg:x2="19.077cm" svg:y2="5.168cm">
            <text:p text:style-name="P2"/>
          </draw:line>
          <draw:line draw:style-name="gr5" draw:text-style-name="P1" draw:layer="layout" svg:x1="19.111cm" svg:y1="5.397cm" svg:x2="18.985cm" svg:y2="5.299cm">
            <text:p text:style-name="P2"/>
          </draw:line>
          <draw:line draw:style-name="gr5" draw:text-style-name="P1" draw:layer="layout" svg:x1="19.154cm" svg:y1="5.335cm" svg:x2="19.088cm" svg:y2="5.29cm">
            <text:p text:style-name="P2"/>
          </draw:line>
          <draw:line draw:style-name="gr5" draw:text-style-name="P1" draw:layer="layout" svg:x1="19.018cm" svg:y1="5.517cm" svg:x2="18.963cm" svg:y2="5.459cm">
            <text:p text:style-name="P2"/>
          </draw:line>
          <draw:line draw:style-name="gr5" draw:text-style-name="P1" draw:layer="layout" svg:x1="18.352cm" svg:y1="5.775cm" svg:x2="18.346cm" svg:y2="5.576cm">
            <text:p text:style-name="P2"/>
          </draw:line>
          <draw:line draw:style-name="gr5" draw:text-style-name="P1" draw:layer="layout" svg:x1="18.578cm" svg:y1="5.747cm" svg:x2="18.528cm" svg:y2="5.554cm">
            <text:p text:style-name="P2"/>
          </draw:line>
          <draw:line draw:style-name="gr5" draw:text-style-name="P1" draw:layer="layout" svg:x1="18.881cm" svg:y1="5.612cm" svg:x2="18.77cm" svg:y2="5.445cm">
            <text:p text:style-name="P2"/>
          </draw:line>
          <draw:line draw:style-name="gr5" draw:text-style-name="P1" draw:layer="layout" svg:x1="18.412cm" svg:y1="5.779cm" svg:x2="18.402cm" svg:y2="5.66cm">
            <text:p text:style-name="P2"/>
          </draw:line>
          <draw:line draw:style-name="gr5" draw:text-style-name="P1" draw:layer="layout" svg:x1="18.82cm" svg:y1="5.646cm" svg:x2="18.761cm" svg:y2="5.542cm">
            <text:p text:style-name="P2"/>
          </draw:line>
          <draw:line draw:style-name="gr5" draw:text-style-name="P1" draw:layer="layout" svg:x1="18.275cm" svg:y1="5.774cm" svg:x2="18.282cm" svg:y2="5.654cm">
            <text:p text:style-name="P2"/>
          </draw:line>
          <draw:line draw:style-name="gr5" draw:text-style-name="P1" draw:layer="layout" svg:x1="18.758cm" svg:y1="5.681cm" svg:x2="18.69cm" svg:y2="5.537cm">
            <text:p text:style-name="P2"/>
          </draw:line>
          <draw:line draw:style-name="gr5" draw:text-style-name="P1" draw:layer="layout" svg:x1="18.461cm" svg:y1="5.766cm" svg:x2="18.44cm" svg:y2="5.608cm">
            <text:p text:style-name="P2"/>
          </draw:line>
          <draw:line draw:style-name="gr5" draw:text-style-name="P1" draw:layer="layout" svg:x1="18.536cm" svg:y1="5.751cm" svg:x2="18.519cm" svg:y2="5.673cm">
            <text:p text:style-name="P2"/>
          </draw:line>
          <draw:line draw:style-name="gr5" draw:text-style-name="P1" draw:layer="layout" svg:x1="18.718cm" svg:y1="5.693cm" svg:x2="18.686cm" svg:y2="5.62cm">
            <text:p text:style-name="P2"/>
          </draw:line>
          <draw:line draw:style-name="gr5" draw:text-style-name="P1" draw:layer="layout" svg:x1="18.31cm" svg:y1="5.787cm" svg:x2="18.312cm" svg:y2="5.708cm">
            <text:p text:style-name="P2"/>
          </draw:line>
          <draw:line draw:style-name="gr5" draw:text-style-name="P1" draw:layer="layout" svg:x1="18.973cm" svg:y1="5.565cm" svg:x2="18.897cm" svg:y2="5.473cm">
            <text:p text:style-name="P2"/>
          </draw:line>
          <draw:line draw:style-name="gr5" draw:text-style-name="P1" draw:layer="layout" svg:x1="18.621cm" svg:y1="5.752cm" svg:x2="18.599cm" svg:y2="5.676cm">
            <text:p text:style-name="P2"/>
          </draw:line>
          <draw:line draw:style-name="gr5" draw:text-style-name="P1" draw:layer="layout" svg:x1="17.834cm" svg:y1="5.65cm" svg:x2="17.933cm" svg:y2="5.476cm">
            <text:p text:style-name="P2"/>
          </draw:line>
          <draw:line draw:style-name="gr5" draw:text-style-name="P1" draw:layer="layout" svg:x1="18.146cm" svg:y1="5.761cm" svg:x2="18.182cm" svg:y2="5.565cm">
            <text:p text:style-name="P2"/>
          </draw:line>
          <draw:line draw:style-name="gr5" draw:text-style-name="P1" draw:layer="layout" svg:x1="17.692cm" svg:y1="5.557cm" svg:x2="17.767cm" svg:y2="5.465cm">
            <text:p text:style-name="P2"/>
          </draw:line>
          <draw:line draw:style-name="gr5" draw:text-style-name="P1" draw:layer="layout" svg:x1="17.934cm" svg:y1="5.693cm" svg:x2="17.981cm" svg:y2="5.583cm">
            <text:p text:style-name="P2"/>
          </draw:line>
          <draw:line draw:style-name="gr5" draw:text-style-name="P1" draw:layer="layout" svg:x1="18.078cm" svg:y1="5.744cm" svg:x2="18.108cm" svg:y2="5.628cm">
            <text:p text:style-name="P2"/>
          </draw:line>
          <draw:line draw:style-name="gr5" draw:text-style-name="P1" draw:layer="layout" svg:x1="17.597cm" svg:y1="5.46cm" svg:x2="17.684cm" svg:y2="5.378cm">
            <text:p text:style-name="P2"/>
          </draw:line>
          <draw:line draw:style-name="gr5" draw:text-style-name="P1" draw:layer="layout" svg:x1="18.01cm" svg:y1="5.727cm" svg:x2="18.061cm" svg:y2="5.576cm">
            <text:p text:style-name="P2"/>
          </draw:line>
          <draw:line draw:style-name="gr5" draw:text-style-name="P1" draw:layer="layout" svg:x1="17.736cm" svg:y1="5.582cm" svg:x2="17.832cm" svg:y2="5.454cm">
            <text:p text:style-name="P2"/>
          </draw:line>
          <draw:line draw:style-name="gr5" draw:text-style-name="P1" draw:layer="layout" svg:x1="17.801cm" svg:y1="5.624cm" svg:x2="17.844cm" svg:y2="5.556cm">
            <text:p text:style-name="P2"/>
          </draw:line>
          <draw:line draw:style-name="gr5" draw:text-style-name="P1" draw:layer="layout" svg:x1="17.612cm" svg:y1="5.494cm" svg:x2="17.669cm" svg:y2="5.437cm">
            <text:p text:style-name="P2"/>
          </draw:line>
          <draw:line draw:style-name="gr5" draw:text-style-name="P1" draw:layer="layout" svg:x1="18.206cm" svg:y1="5.76cm" svg:x2="18.216cm" svg:y2="5.682cm">
            <text:p text:style-name="P2"/>
          </draw:line>
          <draw:line draw:style-name="gr5" draw:text-style-name="P1" draw:layer="layout" svg:x1="17.862cm" svg:y1="5.683cm" svg:x2="17.898cm" svg:y2="5.612cm">
            <text:p text:style-name="P2"/>
          </draw:line>
          <draw:line draw:style-name="gr5" draw:text-style-name="P1" draw:layer="layout" svg:x1="17.33cm" svg:y1="4.841cm" svg:x2="17.53cm" svg:y2="4.83cm">
            <text:p text:style-name="P2"/>
          </draw:line>
          <draw:line draw:style-name="gr5" draw:text-style-name="P1" draw:layer="layout" svg:x1="17.366cm" svg:y1="5.065cm" svg:x2="17.557cm" svg:y2="5.009cm">
            <text:p text:style-name="P2"/>
          </draw:line>
          <draw:line draw:style-name="gr5" draw:text-style-name="P1" draw:layer="layout" svg:x1="17.514cm" svg:y1="5.361cm" svg:x2="17.676cm" svg:y2="5.245cm">
            <text:p text:style-name="P2"/>
          </draw:line>
          <draw:line draw:style-name="gr5" draw:text-style-name="P1" draw:layer="layout" svg:x1="17.476cm" svg:y1="5.301cm" svg:x2="17.579cm" svg:y2="5.239cm">
            <text:p text:style-name="P2"/>
          </draw:line>
          <draw:line draw:style-name="gr5" draw:text-style-name="P1" draw:layer="layout" svg:x1="17.329cm" svg:y1="4.765cm" svg:x2="17.45cm" svg:y2="4.767cm">
            <text:p text:style-name="P2"/>
          </draw:line>
          <draw:line draw:style-name="gr5" draw:text-style-name="P1" draw:layer="layout" svg:x1="17.44cm" svg:y1="5.243cm" svg:x2="17.582cm" svg:y2="5.169cm">
            <text:p text:style-name="P2"/>
          </draw:line>
          <draw:line draw:style-name="gr5" draw:text-style-name="P1" draw:layer="layout" svg:x1="17.387cm" svg:y1="5.134cm" svg:x2="17.537cm" svg:y2="5.078cm">
            <text:p text:style-name="P2"/>
          </draw:line>
          <draw:line draw:style-name="gr5" draw:text-style-name="P1" draw:layer="layout" svg:x1="17.343cm" svg:y1="4.949cm" svg:x2="17.501cm" svg:y2="4.923cm">
            <text:p text:style-name="P2"/>
          </draw:line>
          <draw:line draw:style-name="gr5" draw:text-style-name="P1" draw:layer="layout" svg:x1="17.361cm" svg:y1="5.024cm" svg:x2="17.438cm" svg:y2="5.004cm">
            <text:p text:style-name="P2"/>
          </draw:line>
          <draw:line draw:style-name="gr5" draw:text-style-name="P1" draw:layer="layout" svg:x1="17.425cm" svg:y1="5.202cm" svg:x2="17.497cm" svg:y2="5.168cm">
            <text:p text:style-name="P2"/>
          </draw:line>
          <draw:line draw:style-name="gr5" draw:text-style-name="P1" draw:layer="layout" svg:x1="17.341cm" svg:y1="4.692cm" svg:x2="17.501cm" svg:y2="4.706cm">
            <text:p text:style-name="P2"/>
          </draw:line>
          <draw:line draw:style-name="gr5" draw:text-style-name="P1" draw:layer="layout" svg:x1="17.556cm" svg:y1="5.402cm" svg:x2="17.619cm" svg:y2="5.352cm">
            <text:p text:style-name="P2"/>
          </draw:line>
          <draw:ellipse draw:style-name="gr12" draw:text-style-name="P1" draw:layer="layout" svg:width="0.121cm" svg:height="0.12cm" svg:x="18.267cm" svg:y="4.722cm">
            <text:p text:style-name="P2"/>
          </draw:ellipse>
          <draw:line draw:style-name="gr5" draw:text-style-name="P1" draw:layer="layout" svg:x1="18.67cm" svg:y1="5.707cm" svg:x2="18.635cm" svg:y2="5.614cm">
            <text:p text:style-name="P2"/>
          </draw:line>
          <draw:line draw:style-name="gr5" draw:text-style-name="P1" draw:layer="layout" svg:x1="18.915cm" svg:y1="5.581cm" svg:x2="18.868cm" svg:y2="5.516cm">
            <text:p text:style-name="P2"/>
          </draw:line>
          <draw:line draw:style-name="gr5" draw:text-style-name="P1" draw:layer="layout" svg:x1="19.312cm" svg:y1="5.009cm" svg:x2="19.235cm" svg:y2="4.99cm">
            <text:p text:style-name="P2"/>
          </draw:line>
        </draw:g>
        <draw:g>
          <draw:line draw:style-name="gr5" draw:text-style-name="P1" draw:layer="layout" svg:x1="20.979cm" svg:y1="4.35cm" svg:x2="20.891cm" svg:y2="4.351cm">
            <text:p text:style-name="P2"/>
          </draw:line>
          <draw:polyline draw:style-name="gr5" draw:text-style-name="P1" draw:layer="layout" svg:width="1.947cm" svg:height="1.891cm" draw:transform="skewX (-0.10192722831645) rotate (-0.911410935392453) translate (21.7861617189619cm 3.40574673599303cm)" svg:viewBox="0 0 1948 1892" draw:points="67,-28979 90,-28920 162,-28920 218,-28983 180,-28854 190,-28766 232,-28718 310,-28723 256,-28688 292,-28641 442,-28662 420,-28798 484,-28644 617,-28678 477,-28615 412,-28622 399,-28563 506,-28491 591,-28508 554,-28467 674,-28412 769,-28435 753,-28506 824,-28399 943,-28374 1041,-28408 1048,-28561 1088,-28396 1172,-28383 1305,-28440 1288,-28488 1359,-28440 1359,-28511 1486,-28509 1613,-28597 1621,-28708 1501,-28715 1357,-28699 1567,-28745 1486,-28998 1414,-29017 1523,-29015 1604,-28814 1699,-28766 1785,-28812 1833,-28930 1769,-28989 1865,-28977 1902,-29064 1891,-29188 1711,-29225 1934,-29217 1948,-29382 1877,-29500 1903,-29606 1849,-29648 1733,-29532 1714,-29420 1704,-29597 1789,-29666 1814,-29796 1714,-29921 1551,-29929 1442,-29830 1540,-29982 1511,-30100 1434,-30143 1414,-30077 1387,-30172 1229,-30091 1308,-30167 1273,-30220 1122,-30246 1061,-30134 958,-30065 1056,-30199 1003,-30265 774,-30244 755,-30174 726,-30233 539,-30170 621,-29968 799,-29831 578,-29952 496,-30118 394,-30095 368,-29989 504,-29817 302,-29990 180,-29873 204,-29796 143,-29810 250,-29702 137,-29738 69,-29669 44,-29504 163,-29420 49,-29450 0,-29392 35,-29291 324,-29394 509,-29298 288,-29330 40,-29233 15,-29115 128,-29049">
            <text:p text:style-name="P2"/>
          </draw:polyline>
          <draw:ellipse draw:style-name="gr12" draw:text-style-name="P1" draw:layer="layout" svg:width="0.107cm" svg:height="0.12cm" svg:x="21.631cm" svg:y="4.771cm">
            <text:p text:style-name="P2"/>
          </draw:ellipse>
        </draw:g>
        <draw:g>
          <draw:polyline draw:style-name="gr5" draw:text-style-name="P1" draw:layer="layout" svg:width="0.709cm" svg:height="0.354cm" draw:transform="rotate (-2.83965069299424) translate (24.8418983095298cm 2.71402998671298cm)" svg:viewBox="0 0 710 355" draw:points="0,-19636 208,-19636 238,-19732 133,-19864 375,-19723 397,-19635 501,-19603 710,-19750 654,-19882 489,-19957">
            <text:p text:style-name="P2"/>
          </draw:polyline>
          <draw:polyline draw:style-name="gr5" draw:text-style-name="P1" draw:layer="layout" svg:width="0.571cm" svg:height="0.483cm" draw:transform="rotate (-2.53893046287567) translate (24.4749487490881cm 3.15878788693377cm)" svg:viewBox="0 0 572 484" draw:points="0,-32597 152,-32597 354,-32477 480,-32468 572,-32602 484,-32928 273,-32951 122,-32912">
            <text:p text:style-name="P2"/>
          </draw:polyline>
          <draw:polyline draw:style-name="gr5" draw:text-style-name="P1" draw:layer="layout" svg:width="0.595cm" svg:height="0.512cm" draw:transform="rotate (-2.25391819602505) translate (24.35958342072cm 3.683316022503cm)" svg:viewBox="0 0 596 513" draw:points="0,-41923 333,-41923 395,-42094 557,-42044 596,-42157 550,-42300 358,-42437">
            <text:p text:style-name="P2"/>
          </draw:polyline>
          <draw:polyline draw:style-name="gr5" draw:text-style-name="P1" draw:layer="layout" svg:width="0.269cm" svg:height="0.079cm" draw:transform="rotate (-0.370882466048725) translate (24.0925605684448cm 3.69129966185756cm)" svg:viewBox="0 0 270 80" draw:points="270,-10583 77,-10583 0,-10503">
            <text:p text:style-name="P2"/>
          </draw:polyline>
          <draw:polyline draw:style-name="gr5" draw:text-style-name="P1" draw:layer="layout" svg:width="0.82cm" svg:height="0.586cm" draw:transform="rotate (-0.907047612261282) translate (24.0804915228314cm 3.93933323731019cm)" svg:viewBox="0 0 821 587" draw:points="0,-32970 268,-32970 244,-32889 102,-32733 95,-32520 253,-32495 539,-32697 656,-32973 821,-33082">
            <text:p text:style-name="P2"/>
          </draw:polyline>
          <draw:line draw:style-name="gr5" draw:text-style-name="P1" draw:layer="layout" svg:x1="24.398cm" svg:y1="4.523cm" svg:x2="24.523cm" svg:y2="4.469cm">
            <text:p text:style-name="P2"/>
          </draw:line>
          <draw:line draw:style-name="gr5" draw:text-style-name="P1" draw:layer="layout" svg:x1="24.523cm" svg:y1="4.555cm" svg:x2="24.828cm" svg:y2="4.469cm">
            <text:p text:style-name="P2"/>
          </draw:line>
          <draw:polyline draw:style-name="gr5" draw:text-style-name="P1" draw:layer="layout" svg:width="0.816cm" svg:height="0.406cm" draw:transform="rotate (-0.334230551756851) translate (24.8370242718029cm 4.13033021482618cm)" svg:viewBox="0 0 817 407" draw:points="0,-8084 430,-8084 775,-8278 817,-8492">
            <text:p text:style-name="P2"/>
          </draw:polyline>
          <draw:polyline draw:style-name="gr5" draw:text-style-name="P1" draw:layer="layout" svg:width="0.772cm" svg:height="0.416cm" draw:transform="rotate (-0.042760566673853) translate (25.1212835525927cm 4.01067271360979cm)" svg:viewBox="0 0 773 417" draw:points="0,6145 351,6145 599,6284 773,6120 742,5949 480,5866">
            <text:p text:style-name="P2"/>
          </draw:polyline>
          <draw:polyline draw:style-name="gr5" draw:text-style-name="P1" draw:layer="layout" svg:width="0.498cm" svg:height="0.691cm" draw:transform="rotate (-2.67785867133439) translate (25.9257380489443cm 3.93199664565485cm)" svg:viewBox="0 0 499 692" draw:points="307,-30202 499,-30202 297,-30110 170,-30226 73,-30206 0,-29901 209,-29534">
            <text:p text:style-name="P2"/>
          </draw:polyline>
          <draw:polyline draw:style-name="gr5" draw:text-style-name="P1" draw:layer="layout" svg:width="0.901cm" svg:height="0.691cm" draw:transform="rotate (-0.281347075421433) translate (24.9815577196426cm 2.80433254194624cm)" svg:viewBox="0 0 902 692" draw:points="0,-7792 227,-7792 363,-7856 438,-7992 567,-7964 646,-8085 647,-8222 729,-8246 809,-8115 868,-8132 902,-8296 735,-8484 470,-8441 239,-8316">
            <text:p text:style-name="P2"/>
          </draw:polyline>
          <draw:polyline draw:style-name="gr5" draw:text-style-name="P1" draw:layer="layout" svg:width="0.67cm" svg:height="0.205cm" draw:transform="rotate (0.217468024798452) translate (24.905976344702cm 2.87841741115304cm)" svg:viewBox="0 0 671 206" draw:points="671,16409 532,16499 396,16461 265,16369 88,16369 0,16477 219,16575">
            <text:p text:style-name="P2"/>
          </draw:polyline>
          <draw:line draw:style-name="gr5" draw:text-style-name="P1" draw:layer="layout" svg:x1="24.804cm" svg:y1="2.415cm" svg:x2="24.961cm" svg:y2="2.477cm">
            <text:p text:style-name="P2"/>
          </draw:line>
          <draw:polyline draw:style-name="gr5" draw:text-style-name="P1" draw:layer="layout" svg:width="0.318cm" svg:height="0.577cm" draw:transform="rotate (-1.48597332514769) translate (25.5433435560568cm 2.45578284587233cm)" svg:viewBox="0 0 319 578" draw:points="12,-49909 106,-49909 0,-50043 140,-50212 292,-50175 140,-50313 144,-50454 319,-50487">
            <text:p text:style-name="P2"/>
          </draw:polyline>
          <draw:line draw:style-name="gr5" draw:text-style-name="P1" draw:layer="layout" svg:x1="25.164cm" svg:y1="2.821cm" svg:x2="25.109cm" svg:y2="3.039cm">
            <text:p text:style-name="P2"/>
          </draw:line>
          <draw:polyline draw:style-name="gr5" draw:text-style-name="P1" draw:layer="layout" svg:width="0.545cm" svg:height="0.21cm" draw:transform="rotate (-1.04039076711362) translate (24.5863958242865cm 4.53916141640877cm)" svg:viewBox="0 0 546 211" draw:points="0,-37824 154,-37824 546,-37613">
            <text:p text:style-name="P2"/>
          </draw:polyline>
          <draw:polyline draw:style-name="gr5" draw:text-style-name="P1" draw:layer="layout" svg:width="0.144cm" svg:height="0.084cm" draw:transform="rotate (-0.863588913886631) translate (24.6972970715474cm 4.46769008186417cm)" svg:viewBox="0 0 145 85" draw:points="0,-31658 145,-31658 94,-31743">
            <text:p text:style-name="P2"/>
          </draw:polyline>
          <draw:polyline draw:style-name="gr5" draw:text-style-name="P1" draw:layer="layout" svg:width="0.461cm" svg:height="0.083cm" draw:transform="rotate (-1.78425009431347) translate (24.9491846105822cm 4.59589139301671cm)" svg:viewBox="0 0 462 84" draw:points="0,-50629 184,-50629 462,-50713">
            <text:p text:style-name="P2"/>
          </draw:polyline>
          <draw:polyline draw:style-name="gr5" draw:text-style-name="P1" draw:layer="layout" svg:width="0.558cm" svg:height="0.009cm" draw:transform="rotate (-1.7165313193361) translate (24.6906234710767cm 5.1186092722511cm)" svg:viewBox="0 0 559 10" draw:points="0,-50334 220,-50334 559,-50344">
            <text:p text:style-name="P2"/>
          </draw:polyline>
          <draw:line draw:style-name="gr5" draw:text-style-name="P1" draw:layer="layout" svg:x1="24.851cm" svg:y1="5.047cm" svg:x2="24.876cm" svg:y2="5.16cm">
            <text:p text:style-name="P2"/>
          </draw:line>
          <draw:polyline draw:style-name="gr5" draw:text-style-name="P1" draw:layer="layout" svg:width="0.518cm" svg:height="0.03cm" draw:transform="rotate (-1.64776534680754) translate (24.9073053672438cm 5.16248789593183cm)" svg:viewBox="0 0 519 31" draw:points="0,-50430 181,-50461 519,-50461">
            <text:p text:style-name="P2"/>
          </draw:polyline>
        </draw:g>
        <draw:line draw:style-name="gr8" draw:text-style-name="P1" draw:layer="layout" svg:x1="1.707cm" svg:y1="13.742cm" svg:x2="28.507cm" svg:y2="13.742cm">
          <text:p text:style-name="P2"/>
        </draw:line>
        <draw:frame draw:style-name="gr2" draw:text-style-name="P6" draw:layer="layout" svg:width="1.872cm" svg:height="0.982cm" svg:x="15.748cm" svg:y="1.665cm">
          <draw:text-box>
            <text:p text:style-name="P2"><text:span text:style-name="T3">Plants</text:span></text:p>
          </draw:text-box>
        </draw:frame>
        <draw:line draw:style-name="gr8" draw:text-style-name="P1" draw:layer="layout" svg:x1="11.949cm" svg:y1="6.102cm" svg:x2="11.949cm" svg:y2="1.237cm">
          <text:p text:style-name="P2"/>
        </draw:line>
        <draw:frame draw:style-name="gr2" draw:text-style-name="P6" draw:layer="layout" svg:width="2.147cm" svg:height="0.982cm" svg:x="13.777cm" svg:y="13.783cm">
          <draw:text-box>
            <text:p text:style-name="P8">Kitchen</text:p>
          </draw:text-box>
        </draw:frame>
        <draw:line draw:style-name="gr5" draw:text-style-name="P1" draw:layer="layout" svg:x1="25.103cm" svg:y1="7.371cm" svg:x2="25.496cm" svg:y2="7.764cm">
          <text:p text:style-name="P2"/>
        </draw:line>
        <draw:polyline draw:style-name="gr5" draw:text-style-name="P1" draw:layer="layout" svg:width="0.693cm" svg:height="0.069cm" draw:transform="skewX (0.00209439510239278) rotate (2.3575907535935) translate (25.496000063848cm 7.86208309219432cm)" svg:viewBox="0 0 694 70" draw:points="70,24942 0,24872 694,24873 625,24943">
          <text:p text:style-name="P2"/>
        </draw:polyline>
        <draw:polyline draw:style-name="gr5" draw:text-style-name="P1" draw:layer="layout" svg:width="0.688cm" svg:height="0.689cm" draw:transform="skewX (0.00226892802759221) rotate (-2.24466795099067) translate (25.5432916934619cm 7.80286309241722cm)" svg:viewBox="0 0 689 690" draw:points="0,-48968 629,-48967 689,-49519 76,-49658">
          <text:p text:style-name="P2"/>
        </draw:polyline>
        <draw:line draw:style-name="gr5" draw:text-style-name="P1" draw:layer="layout" svg:x1="23.286cm" svg:y1="7.764cm" svg:x2="23.679cm" svg:y2="7.371cm">
          <text:p text:style-name="P2"/>
        </draw:line>
        <draw:polyline draw:style-name="gr5" draw:text-style-name="P1" draw:layer="layout" svg:width="0.693cm" svg:height="0.069cm" draw:transform="rotate (-2.35619449019309) translate (23.7772581191955cm 7.3710460147486cm)" svg:viewBox="0 0 694 70" draw:points="70,-43981 0,-44050 694,-44050 625,-43981">
          <text:p text:style-name="P2"/>
        </draw:polyline>
        <draw:polyline draw:style-name="gr5" draw:text-style-name="P1" draw:layer="layout" svg:width="0.689cm" svg:height="0.689cm" draw:transform="skewX (-0.00226892802759227) rotate (-0.676315085148861) translate (23.717081337632cm 7.32273995743499cm)" svg:viewBox="0 0 690 690" draw:points="0,-17578 629,-17579 690,-18131 77,-18268">
          <text:p text:style-name="P2"/>
        </draw:polyline>
        <draw:line draw:style-name="gr5" draw:text-style-name="P1" draw:layer="layout" svg:x1="23.679cm" svg:y1="9.581cm" svg:x2="23.286cm" svg:y2="9.188cm">
          <text:p text:style-name="P2"/>
        </draw:line>
        <draw:polyline draw:style-name="gr5" draw:text-style-name="P1" draw:layer="layout" svg:width="0.693cm" svg:height="0.069cm" draw:transform="rotate (-0.785398163398486) translate (23.2862210417502cm 9.09011012247998cm)" svg:viewBox="0 0 694 70" draw:points="70,-20007 0,-20076 694,-20076 625,-20007">
          <text:p text:style-name="P2"/>
        </draw:polyline>
        <draw:polyline draw:style-name="gr5" draw:text-style-name="P1" draw:layer="layout" svg:width="0.688cm" svg:height="0.689cm" draw:transform="skewX (0.00226892802759215) rotate (0.896226570898919) translate (23.2391890742163cm 9.14892071758978cm)" svg:viewBox="0 0 689 690" draw:points="0,48417 629,48417 689,47865 75,47727">
          <text:p text:style-name="P2"/>
        </draw:polyline>
        <draw:line draw:style-name="gr5" draw:text-style-name="P1" draw:layer="layout" svg:x1="25.496cm" svg:y1="9.188cm" svg:x2="25.103cm" svg:y2="9.581cm">
          <text:p text:style-name="P2"/>
        </draw:line>
        <draw:polyline draw:style-name="gr5" draw:text-style-name="P1" draw:layer="layout" svg:width="0.693cm" svg:height="0.069cm" draw:transform="skewX (0.00209439510239278) rotate (0.786794426798895) translate (25.0050090011513cm 9.5811932146743cm)" svg:viewBox="0 0 694 70" draw:points="70,49012 0,48943 694,48944 625,49013">
          <text:p text:style-name="P2"/>
        </draw:polyline>
        <draw:polyline draw:style-name="gr5" draw:text-style-name="P1" draw:layer="layout" svg:width="0.689cm" svg:height="0.689cm" draw:transform="rotate (2.46702289769352) translate (25.0649415330609cm 9.62912241671244cm)" svg:viewBox="0 0 690 690" draw:points="0,16959 629,16959 690,16407 77,16269">
          <text:p text:style-name="P2"/>
        </draw:polyline>
        <draw:circle draw:style-name="gr12" draw:text-style-name="P1" draw:layer="layout" svg:width="0.972cm" svg:height="0.972cm" svg:x="23.905cm" svg:y="7.99cm">
          <text:p text:style-name="P2"/>
        </draw:circle>
        <draw:frame draw:style-name="gr2" draw:text-style-name="P4" draw:layer="layout" svg:width="1.123cm" svg:height="0.566cm" svg:x="23.73cm" svg:y="9.813cm">
          <draw:text-box>
            <text:p text:style-name="P5">Round</text:p>
          </draw:text-box>
        </draw:frame>
        <draw:g>
          <draw:polyline draw:style-name="gr5" draw:text-style-name="P1" draw:layer="layout" svg:width="1.419cm" svg:height="1.205cm" svg:x="12.415cm" svg:y="16.911cm" svg:viewBox="0 0 1420 1206" draw:points="0,0 1420,0 1420,1206 0,1206 0,0">
            <text:p text:style-name="P2"/>
          </draw:polyline>
          <draw:circle draw:style-name="gr12" draw:text-style-name="P1" draw:layer="layout" svg:width="0.433cm" svg:height="0.433cm" svg:x="13.343cm" svg:y="17.129cm">
            <text:p text:style-name="P2"/>
          </draw:circle>
          <draw:circle draw:style-name="gr12" draw:text-style-name="P1" draw:layer="layout" svg:width="0.386cm" svg:height="0.386cm" svg:x="13.39cm" svg:y="17.67cm">
            <text:p text:style-name="P2"/>
          </draw:circle>
          <draw:circle draw:style-name="gr12" draw:text-style-name="P1" draw:layer="layout" svg:width="0.529cm" svg:height="0.53cm" svg:x="12.644cm" svg:y="17.526cm">
            <text:p text:style-name="P2"/>
          </draw:circle>
          <draw:circle draw:style-name="gr12" draw:text-style-name="P1" draw:layer="layout" svg:width="0.386cm" svg:height="0.385cm" svg:x="12.474cm" svg:y="17.08cm">
            <text:p text:style-name="P2"/>
          </draw:circle>
        </draw:g>
        <draw:g>
          <draw:ellipse draw:style-name="gr12" draw:text-style-name="P1" draw:layer="layout" svg:width="0.088cm" svg:height="0.089cm" svg:x="16.442cm" svg:y="17.658cm">
            <text:p text:style-name="P2"/>
          </draw:ellipse>
          <draw:circle draw:style-name="gr12" draw:text-style-name="P1" draw:layer="layout" svg:width="0.088cm" svg:height="0.088cm" svg:x="16.442cm" svg:y="17.366cm">
            <text:p text:style-name="P2"/>
          </draw:circle>
          <draw:circle draw:style-name="gr12" draw:text-style-name="P1" draw:layer="layout" svg:width="0.088cm" svg:height="0.087cm" svg:x="16.442cm" svg:y="17.513cm">
            <text:p text:style-name="P2"/>
          </draw:circle>
          <draw:circle draw:style-name="gr12" draw:text-style-name="P1" draw:layer="layout" svg:width="0.088cm" svg:height="0.087cm" svg:x="16.442cm" svg:y="17.805cm">
            <text:p text:style-name="P2"/>
          </draw:circle>
          <draw:line draw:style-name="gr5" draw:text-style-name="P1" draw:layer="layout" svg:x1="16.436cm" svg:y1="17.228cm" svg:x2="16.436cm" svg:y2="17.213cm">
            <text:p text:style-name="P2"/>
          </draw:line>
          <draw:line draw:style-name="gr5" draw:text-style-name="P1" draw:layer="layout" svg:x1="16.465cm" svg:y1="17.228cm" svg:x2="16.465cm" svg:y2="17.213cm">
            <text:p text:style-name="P2"/>
          </draw:line>
          <draw:line draw:style-name="gr5" draw:text-style-name="P1" draw:layer="layout" svg:x1="16.494cm" svg:y1="17.228cm" svg:x2="16.494cm" svg:y2="17.213cm">
            <text:p text:style-name="P2"/>
          </draw:line>
          <draw:line draw:style-name="gr5" draw:text-style-name="P1" draw:layer="layout" svg:x1="16.524cm" svg:y1="17.228cm" svg:x2="16.524cm" svg:y2="17.213cm">
            <text:p text:style-name="P2"/>
          </draw:line>
          <draw:polyline draw:style-name="gr5" draw:text-style-name="P1" draw:layer="layout" svg:width="0.014cm" svg:height="0.014cm" svg:x="16.436cm" svg:y="17.213cm" svg:viewBox="0 0 15 15" draw:points="0,0 15,0 15,15">
            <text:p text:style-name="P2"/>
          </draw:polyline>
          <draw:polyline draw:style-name="gr5" draw:text-style-name="P1" draw:layer="layout" svg:width="0.014cm" svg:height="0.014cm" svg:x="16.465cm" svg:y="17.213cm" svg:viewBox="0 0 15 15" draw:points="0,0 15,0 15,15">
            <text:p text:style-name="P2"/>
          </draw:polyline>
          <draw:polyline draw:style-name="gr5" draw:text-style-name="P1" draw:layer="layout" svg:width="0.014cm" svg:height="0.014cm" svg:x="16.494cm" svg:y="17.213cm" svg:viewBox="0 0 15 15" draw:points="0,0 15,0 15,15">
            <text:p text:style-name="P2"/>
          </draw:polyline>
          <draw:polyline draw:style-name="gr5" draw:text-style-name="P1" draw:layer="layout" svg:width="0.014cm" svg:height="0.014cm" svg:x="16.524cm" svg:y="17.213cm" svg:viewBox="0 0 15 15" draw:points="0,0 15,0 15,15">
            <text:p text:style-name="P2"/>
          </draw:polyline>
          <draw:line draw:style-name="gr5" draw:text-style-name="P1" draw:layer="layout" svg:x1="16.466cm" svg:y1="17.228cm" svg:x2="16.451cm" svg:y2="17.228cm">
            <text:p text:style-name="P2"/>
          </draw:line>
          <draw:line draw:style-name="gr5" draw:text-style-name="P1" draw:layer="layout" svg:x1="16.495cm" svg:y1="17.228cm" svg:x2="16.48cm" svg:y2="17.228cm">
            <text:p text:style-name="P2"/>
          </draw:line>
          <draw:line draw:style-name="gr5" draw:text-style-name="P1" draw:layer="layout" svg:x1="16.524cm" svg:y1="17.228cm" svg:x2="16.509cm" svg:y2="17.228cm">
            <text:p text:style-name="P2"/>
          </draw:line>
          <draw:circle draw:style-name="gr5" draw:text-style-name="P1" draw:layer="layout" svg:width="0.097cm" svg:height="0.097cm" svg:x="15.215cm" svg:y="16.938cm" draw:kind="arc" draw:start-angle="90" draw:end-angle="181.33">
            <text:p text:style-name="P2"/>
          </draw:circle>
          <draw:circle draw:style-name="gr5" draw:text-style-name="P1" draw:layer="layout" svg:width="0.097cm" svg:height="0.097cm" svg:x="15.19cm" svg:y="16.911cm" draw:kind="arc" draw:start-angle="88.67" draw:end-angle="181.33">
            <text:p text:style-name="P2"/>
          </draw:circle>
          <draw:line draw:style-name="gr5" draw:text-style-name="P1" draw:layer="layout" svg:x1="15.19cm" svg:y1="18.079cm" svg:x2="15.19cm" svg:y2="16.961cm">
            <text:p text:style-name="P2"/>
          </draw:line>
          <draw:circle draw:style-name="gr5" draw:text-style-name="P1" draw:layer="layout" svg:width="0.097cm" svg:height="0.097cm" svg:x="15.19cm" svg:y="18.031cm" draw:kind="arc" draw:start-angle="180" draw:end-angle="271.3">
            <text:p text:style-name="P2"/>
          </draw:circle>
          <draw:line draw:style-name="gr5" draw:text-style-name="P1" draw:layer="layout" svg:x1="15.215cm" svg:y1="16.987cm" svg:x2="15.215cm" svg:y2="18.043cm">
            <text:p text:style-name="P2"/>
          </draw:line>
          <draw:circle draw:style-name="gr5" draw:text-style-name="P1" draw:layer="layout" svg:width="0.097cm" svg:height="0.097cm" svg:x="15.215cm" svg:y="17.994cm" draw:kind="arc" draw:start-angle="181.33" draw:end-angle="270">
            <text:p text:style-name="P2"/>
          </draw:circle>
          <draw:circle draw:style-name="gr5" draw:text-style-name="P1" draw:layer="layout" svg:width="0.098cm" svg:height="0.097cm" svg:x="16.474cm" svg:y="17.946cm" draw:kind="arc" draw:start-angle="270" draw:end-angle="0">
            <text:p text:style-name="P2"/>
          </draw:circle>
          <draw:line draw:style-name="gr5" draw:text-style-name="P1" draw:layer="layout" svg:x1="16.552cm" svg:y1="18.128cm" svg:x2="15.239cm" svg:y2="18.128cm">
            <text:p text:style-name="P2"/>
          </draw:line>
          <draw:circle draw:style-name="gr5" draw:text-style-name="P1" draw:layer="layout" svg:width="0.097cm" svg:height="0.097cm" svg:x="16.505cm" svg:y="18.031cm" draw:kind="arc" draw:start-angle="270" draw:end-angle="0">
            <text:p text:style-name="P2"/>
          </draw:circle>
          <draw:line draw:style-name="gr5" draw:text-style-name="P1" draw:layer="layout" svg:x1="16.45cm" svg:y1="18.043cm" svg:x2="16.523cm" svg:y2="18.043cm">
            <text:p text:style-name="P2"/>
          </draw:line>
          <draw:circle draw:style-name="gr5" draw:text-style-name="P1" draw:layer="layout" svg:width="0.097cm" svg:height="0.097cm" svg:x="16.401cm" svg:y="17.946cm" draw:kind="arc" draw:start-angle="180" draw:end-angle="271.3">
            <text:p text:style-name="P2"/>
          </draw:circle>
          <draw:line draw:style-name="gr5" draw:text-style-name="P1" draw:layer="layout" svg:x1="15.263cm" svg:y1="18.091cm" svg:x2="16.316cm" svg:y2="18.091cm">
            <text:p text:style-name="P2"/>
          </draw:line>
          <draw:circle draw:style-name="gr5" draw:text-style-name="P1" draw:layer="layout" svg:width="0.098cm" svg:height="0.097cm" svg:x="16.267cm" svg:y="17.994cm" draw:kind="arc" draw:start-angle="270" draw:end-angle="358.7">
            <text:p text:style-name="P2"/>
          </draw:circle>
          <draw:line draw:style-name="gr5" draw:text-style-name="P1" draw:layer="layout" svg:x1="16.316cm" svg:y1="16.938cm" svg:x2="15.263cm" svg:y2="16.938cm">
            <text:p text:style-name="P2"/>
          </draw:line>
          <draw:line draw:style-name="gr5" draw:text-style-name="P1" draw:layer="layout" svg:x1="16.365cm" svg:y1="16.987cm" svg:x2="16.365cm" svg:y2="18.043cm">
            <text:p text:style-name="P2"/>
          </draw:line>
          <draw:circle draw:style-name="gr5" draw:text-style-name="P1" draw:layer="layout" svg:width="0.098cm" svg:height="0.097cm" svg:x="16.267cm" svg:y="16.938cm" draw:kind="arc" draw:start-angle="358.7" draw:end-angle="90">
            <text:p text:style-name="P2"/>
          </draw:circle>
          <draw:line draw:style-name="gr5" draw:text-style-name="P1" draw:layer="layout" svg:x1="16.4cm" svg:y1="17.046cm" svg:x2="16.4cm" svg:y2="17.994cm">
            <text:p text:style-name="P2"/>
          </draw:line>
          <draw:circle draw:style-name="gr5" draw:text-style-name="P1" draw:layer="layout" svg:width="0.097cm" svg:height="0.097cm" svg:x="16.401cm" svg:y="16.996cm" draw:kind="arc" draw:start-angle="88.67" draw:end-angle="181.33">
            <text:p text:style-name="P2"/>
          </draw:circle>
          <draw:line draw:style-name="gr5" draw:text-style-name="P1" draw:layer="layout" svg:x1="16.523cm" svg:y1="16.996cm" svg:x2="16.45cm" svg:y2="16.996cm">
            <text:p text:style-name="P2"/>
          </draw:line>
          <draw:line draw:style-name="gr5" draw:text-style-name="P1" draw:layer="layout" svg:x1="16.572cm" svg:y1="17.994cm" svg:x2="16.572cm" svg:y2="17.046cm">
            <text:p text:style-name="P2"/>
          </draw:line>
          <draw:circle draw:style-name="gr5" draw:text-style-name="P1" draw:layer="layout" svg:width="0.098cm" svg:height="0.097cm" svg:x="16.474cm" svg:y="16.996cm" draw:kind="arc" draw:start-angle="358.7" draw:end-angle="90">
            <text:p text:style-name="P2"/>
          </draw:circle>
          <draw:line draw:style-name="gr5" draw:text-style-name="P1" draw:layer="layout" svg:x1="15.239cm" svg:y1="16.911cm" svg:x2="16.552cm" svg:y2="16.911cm">
            <text:p text:style-name="P2"/>
          </draw:line>
          <draw:line draw:style-name="gr5" draw:text-style-name="P1" draw:layer="layout" svg:x1="16.602cm" svg:y1="16.961cm" svg:x2="16.602cm" svg:y2="18.079cm">
            <text:p text:style-name="P2"/>
          </draw:line>
          <draw:circle draw:style-name="gr5" draw:text-style-name="P1" draw:layer="layout" svg:width="0.097cm" svg:height="0.097cm" svg:x="16.505cm" svg:y="16.911cm" draw:kind="arc" draw:start-angle="358.7" draw:end-angle="90">
            <text:p text:style-name="P2"/>
          </draw:circle>
          <draw:circle draw:style-name="gr12" draw:text-style-name="P1" draw:layer="layout" svg:width="0.122cm" svg:height="0.122cm" svg:x="15.448cm" svg:y="17.177cm">
            <text:p text:style-name="P2"/>
          </draw:circle>
          <draw:circle draw:style-name="gr12" draw:text-style-name="P1" draw:layer="layout" svg:width="0.414cm" svg:height="0.413cm" svg:x="15.302cm" svg:y="17.584cm">
            <text:p text:style-name="P2"/>
          </draw:circle>
          <draw:circle draw:style-name="gr12" draw:text-style-name="P1" draw:layer="layout" svg:width="0.341cm" svg:height="0.341cm" svg:x="15.339cm" svg:y="17.068cm">
            <text:p text:style-name="P2"/>
          </draw:circle>
          <draw:circle draw:style-name="gr12" draw:text-style-name="P1" draw:layer="layout" svg:width="0.122cm" svg:height="0.122cm" svg:x="15.448cm" svg:y="17.73cm">
            <text:p text:style-name="P2"/>
          </draw:circle>
          <draw:circle draw:style-name="gr12" draw:text-style-name="P1" draw:layer="layout" svg:width="0.122cm" svg:height="0.122cm" svg:x="16.009cm" svg:y="17.177cm">
            <text:p text:style-name="P2"/>
          </draw:circle>
          <draw:circle draw:style-name="gr12" draw:text-style-name="P1" draw:layer="layout" svg:width="0.414cm" svg:height="0.414cm" svg:x="15.862cm" svg:y="17.032cm">
            <text:p text:style-name="P2"/>
          </draw:circle>
          <draw:circle draw:style-name="gr12" draw:text-style-name="P1" draw:layer="layout" svg:width="0.342cm" svg:height="0.341cm" svg:x="15.899cm" svg:y="17.62cm">
            <text:p text:style-name="P2"/>
          </draw:circle>
          <draw:circle draw:style-name="gr12" draw:text-style-name="P1" draw:layer="layout" svg:width="0.122cm" svg:height="0.122cm" svg:x="16.009cm" svg:y="17.73cm">
            <text:p text:style-name="P2"/>
          </draw:circle>
        </draw:g>
        <draw:g>
          <draw:line draw:style-name="gr5" draw:text-style-name="P1" draw:layer="layout" svg:x1="18.26cm" svg:y1="18.128cm" svg:x2="18.26cm" svg:y2="16.911cm">
            <text:p text:style-name="P2"/>
          </draw:line>
          <draw:polyline draw:style-name="gr5" draw:text-style-name="P1" draw:layer="layout" svg:width="1.216cm" svg:height="1.411cm" draw:transform="rotate (-1.57079632679579) translate (19.6715700654974cm 16.9107188931834cm)" svg:viewBox="0 0 1217 1412" draw:points="0,-37931 0,-39343 1217,-39343 1217,-37931">
            <text:p text:style-name="P2"/>
          </draw:polyline>
          <draw:line draw:style-name="gr5" draw:text-style-name="P1" draw:layer="layout" svg:x1="19.458cm" svg:y1="18.103cm" svg:x2="19.654cm" svg:y2="18.103cm">
            <text:p text:style-name="P2"/>
          </draw:line>
          <draw:polyline draw:style-name="gr5" draw:text-style-name="P1" draw:layer="layout" svg:width="-0.195cm" svg:height="-1.167cm" svg:x="19.654cm" svg:y="18.103cm" svg:viewBox="0 0 -196 -1168" draw:points="0,-36206 0,-35038 196,-35038 196,-36206">
            <text:p text:style-name="P2"/>
          </draw:polyline>
          <draw:line draw:style-name="gr5" draw:text-style-name="P1" draw:layer="layout" svg:x1="19.483cm" svg:y1="16.935cm" svg:x2="19.483cm" svg:y2="18.103cm">
            <text:p text:style-name="P2"/>
          </draw:line>
          <draw:circle draw:style-name="gr12" draw:text-style-name="P1" draw:layer="layout" svg:width="0.218cm" svg:height="0.218cm" svg:x="18.458cm" svg:y="17.682cm">
            <text:p text:style-name="P2"/>
          </draw:circle>
          <draw:circle draw:style-name="gr12" draw:text-style-name="P1" draw:layer="layout" svg:width="0.122cm" svg:height="0.122cm" svg:x="18.506cm" svg:y="17.177cm">
            <text:p text:style-name="P2"/>
          </draw:circle>
          <draw:line draw:style-name="gr5" draw:text-style-name="P1" draw:layer="layout" svg:x1="18.284cm" svg:y1="17.515cm" svg:x2="18.849cm" svg:y2="17.515cm">
            <text:p text:style-name="P2"/>
          </draw:line>
          <draw:polyline draw:style-name="gr5" draw:text-style-name="P1" draw:layer="layout" svg:width="0.827cm" svg:height="0.798cm" draw:transform="skewX (0.00436332312998507) rotate (-2.33664680257075) translate (18.8937705545873cm 17.4940443729288cm)" svg:viewBox="0 0 828 799" draw:points="0,-50690 51,-50690 827,-51438 828,-51489">
            <text:p text:style-name="P2"/>
          </draw:polyline>
          <draw:line draw:style-name="gr5" draw:text-style-name="P1" draw:layer="layout" svg:x1="18.566cm" svg:y1="16.938cm" svg:x2="18.566cm" svg:y2="17.117cm">
            <text:p text:style-name="P2"/>
          </draw:line>
          <draw:line draw:style-name="gr5" draw:text-style-name="P1" draw:layer="layout" svg:x1="18.445cm" svg:y1="17.238cm" svg:x2="18.284cm" svg:y2="17.238cm">
            <text:p text:style-name="P2"/>
          </draw:line>
          <draw:line draw:style-name="gr5" draw:text-style-name="P1" draw:layer="layout" svg:x1="18.849cm" svg:y1="17.238cm" svg:x2="18.688cm" svg:y2="17.238cm">
            <text:p text:style-name="P2"/>
          </draw:line>
          <draw:line draw:style-name="gr5" draw:text-style-name="P1" draw:layer="layout" svg:x1="18.421cm" svg:y1="17.38cm" svg:x2="18.421cm" svg:y2="17.647cm">
            <text:p text:style-name="P2"/>
          </draw:line>
          <draw:line draw:style-name="gr5" draw:text-style-name="P1" draw:layer="layout" svg:x1="18.421cm" svg:y1="16.938cm" svg:x2="18.421cm" svg:y2="17.072cm">
            <text:p text:style-name="P2"/>
          </draw:line>
          <draw:line draw:style-name="gr5" draw:text-style-name="P1" draw:layer="layout" svg:x1="18.713cm" svg:y1="16.938cm" svg:x2="18.713cm" svg:y2="17.072cm">
            <text:p text:style-name="P2"/>
          </draw:line>
          <draw:line draw:style-name="gr5" draw:text-style-name="P1" draw:layer="layout" svg:x1="18.713cm" svg:y1="17.38cm" svg:x2="18.713cm" svg:y2="17.647cm">
            <text:p text:style-name="P2"/>
          </draw:line>
          <draw:line draw:style-name="gr5" draw:text-style-name="P1" draw:layer="layout" svg:x1="18.421cm" svg:y1="18.09cm" svg:x2="18.421cm" svg:y2="17.957cm">
            <text:p text:style-name="P2"/>
          </draw:line>
          <draw:line draw:style-name="gr5" draw:text-style-name="P1" draw:layer="layout" svg:x1="18.713cm" svg:y1="18.09cm" svg:x2="18.713cm" svg:y2="17.957cm">
            <text:p text:style-name="P2"/>
          </draw:line>
          <draw:line draw:style-name="gr5" draw:text-style-name="P1" draw:layer="layout" svg:x1="18.849cm" svg:y1="17.791cm" svg:x2="18.688cm" svg:y2="17.791cm">
            <text:p text:style-name="P2"/>
          </draw:line>
          <draw:line draw:style-name="gr5" draw:text-style-name="P1" draw:layer="layout" svg:x1="18.566cm" svg:y1="17.36cm" svg:x2="18.566cm" svg:y2="17.669cm">
            <text:p text:style-name="P2"/>
          </draw:line>
          <draw:line draw:style-name="gr5" draw:text-style-name="P1" draw:layer="layout" svg:x1="18.445cm" svg:y1="17.791cm" svg:x2="18.284cm" svg:y2="17.791cm">
            <text:p text:style-name="P2"/>
          </draw:line>
          <draw:line draw:style-name="gr5" draw:text-style-name="P1" draw:layer="layout" svg:x1="18.566cm" svg:y1="18.091cm" svg:x2="18.566cm" svg:y2="17.912cm">
            <text:p text:style-name="P2"/>
          </draw:line>
          <draw:circle draw:style-name="gr5" draw:text-style-name="P1" draw:layer="layout" svg:width="0.073cm" svg:height="0.073cm" svg:x="18.777cm" svg:y="16.938cm" draw:kind="arc" draw:start-angle="358.26" draw:end-angle="90">
            <text:p text:style-name="P2"/>
          </draw:circle>
          <draw:line draw:style-name="gr5" draw:text-style-name="P1" draw:layer="layout" svg:x1="18.32cm" svg:y1="16.938cm" svg:x2="18.812cm" svg:y2="16.938cm">
            <text:p text:style-name="P2"/>
          </draw:line>
          <draw:line draw:style-name="gr5" draw:text-style-name="P1" draw:layer="layout" svg:x1="18.32cm" svg:y1="18.091cm" svg:x2="18.812cm" svg:y2="18.091cm">
            <text:p text:style-name="P2"/>
          </draw:line>
          <draw:circle draw:style-name="gr5" draw:text-style-name="P1" draw:layer="layout" svg:width="0.073cm" svg:height="0.073cm" svg:x="18.777cm" svg:y="18.018cm" draw:kind="arc" draw:start-angle="270" draw:end-angle="358.26">
            <text:p text:style-name="P2"/>
          </draw:circle>
          <draw:line draw:style-name="gr5" draw:text-style-name="P1" draw:layer="layout" svg:x1="18.849cm" svg:y1="16.974cm" svg:x2="18.849cm" svg:y2="18.054cm">
            <text:p text:style-name="P2"/>
          </draw:line>
          <draw:ellipse draw:style-name="gr12" draw:text-style-name="P1" draw:layer="layout" svg:width="0.219cm" svg:height="0.218cm" svg:x="19.042cm" svg:y="17.682cm">
            <text:p text:style-name="P2"/>
          </draw:ellipse>
          <draw:circle draw:style-name="gr12" draw:text-style-name="P1" draw:layer="layout" svg:width="0.122cm" svg:height="0.122cm" svg:x="19.091cm" svg:y="17.177cm">
            <text:p text:style-name="P2"/>
          </draw:circle>
          <draw:line draw:style-name="gr5" draw:text-style-name="P1" draw:layer="layout" svg:x1="19.434cm" svg:y1="17.515cm" svg:x2="18.868cm" svg:y2="17.515cm">
            <text:p text:style-name="P2"/>
          </draw:line>
          <draw:polyline draw:style-name="gr5" draw:text-style-name="P1" draw:layer="layout" svg:width="0.816cm" svg:height="0.814cm" draw:transform="skewX (0.000872664625997138) rotate (-0.785398163398486) translate (19.3974837413456cm 16.9375523726003cm)" svg:viewBox="0 0 817 815" draw:points="0,-3479 52,-3479 817,-2715 816,-2664">
            <text:p text:style-name="P2"/>
          </draw:polyline>
          <draw:line draw:style-name="gr5" draw:text-style-name="P1" draw:layer="layout" svg:x1="19.151cm" svg:y1="16.938cm" svg:x2="19.151cm" svg:y2="17.117cm">
            <text:p text:style-name="P2"/>
          </draw:line>
          <draw:line draw:style-name="gr5" draw:text-style-name="P1" draw:layer="layout" svg:x1="19.273cm" svg:y1="17.238cm" svg:x2="19.434cm" svg:y2="17.238cm">
            <text:p text:style-name="P2"/>
          </draw:line>
          <draw:line draw:style-name="gr5" draw:text-style-name="P1" draw:layer="layout" svg:x1="18.868cm" svg:y1="17.238cm" svg:x2="19.029cm" svg:y2="17.238cm">
            <text:p text:style-name="P2"/>
          </draw:line>
          <draw:line draw:style-name="gr5" draw:text-style-name="P1" draw:layer="layout" svg:x1="19.298cm" svg:y1="17.38cm" svg:x2="19.298cm" svg:y2="17.647cm">
            <text:p text:style-name="P2"/>
          </draw:line>
          <draw:line draw:style-name="gr5" draw:text-style-name="P1" draw:layer="layout" svg:x1="19.298cm" svg:y1="16.938cm" svg:x2="19.298cm" svg:y2="17.072cm">
            <text:p text:style-name="P2"/>
          </draw:line>
          <draw:line draw:style-name="gr5" draw:text-style-name="P1" draw:layer="layout" svg:x1="19.006cm" svg:y1="16.938cm" svg:x2="19.006cm" svg:y2="17.072cm">
            <text:p text:style-name="P2"/>
          </draw:line>
          <draw:line draw:style-name="gr5" draw:text-style-name="P1" draw:layer="layout" svg:x1="19.006cm" svg:y1="17.38cm" svg:x2="19.006cm" svg:y2="17.647cm">
            <text:p text:style-name="P2"/>
          </draw:line>
          <draw:line draw:style-name="gr5" draw:text-style-name="P1" draw:layer="layout" svg:x1="19.298cm" svg:y1="18.09cm" svg:x2="19.298cm" svg:y2="17.957cm">
            <text:p text:style-name="P2"/>
          </draw:line>
          <draw:line draw:style-name="gr5" draw:text-style-name="P1" draw:layer="layout" svg:x1="19.006cm" svg:y1="18.09cm" svg:x2="19.006cm" svg:y2="17.957cm">
            <text:p text:style-name="P2"/>
          </draw:line>
          <draw:line draw:style-name="gr5" draw:text-style-name="P1" draw:layer="layout" svg:x1="18.868cm" svg:y1="17.791cm" svg:x2="19.029cm" svg:y2="17.791cm">
            <text:p text:style-name="P2"/>
          </draw:line>
          <draw:line draw:style-name="gr5" draw:text-style-name="P1" draw:layer="layout" svg:x1="19.151cm" svg:y1="17.36cm" svg:x2="19.151cm" svg:y2="17.669cm">
            <text:p text:style-name="P2"/>
          </draw:line>
          <draw:line draw:style-name="gr5" draw:text-style-name="P1" draw:layer="layout" svg:x1="19.273cm" svg:y1="17.791cm" svg:x2="19.434cm" svg:y2="17.791cm">
            <text:p text:style-name="P2"/>
          </draw:line>
          <draw:line draw:style-name="gr5" draw:text-style-name="P1" draw:layer="layout" svg:x1="19.151cm" svg:y1="18.091cm" svg:x2="19.151cm" svg:y2="17.912cm">
            <text:p text:style-name="P2"/>
          </draw:line>
          <draw:circle draw:style-name="gr5" draw:text-style-name="P1" draw:layer="layout" svg:width="0.074cm" svg:height="0.073cm" svg:x="18.869cm" svg:y="16.938cm" draw:kind="arc" draw:start-angle="90" draw:end-angle="181.74">
            <text:p text:style-name="P2"/>
          </draw:circle>
          <draw:line draw:style-name="gr5" draw:text-style-name="P1" draw:layer="layout" svg:x1="19.397cm" svg:y1="16.938cm" svg:x2="18.905cm" svg:y2="16.938cm">
            <text:p text:style-name="P2"/>
          </draw:line>
          <draw:line draw:style-name="gr5" draw:text-style-name="P1" draw:layer="layout" svg:x1="19.397cm" svg:y1="18.091cm" svg:x2="18.905cm" svg:y2="18.091cm">
            <text:p text:style-name="P2"/>
          </draw:line>
          <draw:circle draw:style-name="gr5" draw:text-style-name="P1" draw:layer="layout" svg:width="0.074cm" svg:height="0.073cm" svg:x="18.869cm" svg:y="18.018cm" draw:kind="arc" draw:start-angle="181.74" draw:end-angle="270">
            <text:p text:style-name="P2"/>
          </draw:circle>
          <draw:line draw:style-name="gr5" draw:text-style-name="P1" draw:layer="layout" svg:x1="18.868cm" svg:y1="16.974cm" svg:x2="18.868cm" svg:y2="18.054cm">
            <text:p text:style-name="P2"/>
          </draw:line>
          <draw:circle draw:style-name="gr12" draw:text-style-name="P1" draw:layer="layout" svg:width="0.055cm" svg:height="0.055cm" svg:x="19.541cm" svg:y="18.003cm">
            <text:p text:style-name="P2"/>
          </draw:circle>
          <draw:ellipse draw:style-name="gr12" draw:text-style-name="P1" draw:layer="layout" svg:width="0.089cm" svg:height="0.087cm" svg:x="19.524cm" svg:y="17.72cm">
            <text:p text:style-name="P2"/>
          </draw:ellipse>
          <draw:ellipse draw:style-name="gr12" draw:text-style-name="P1" draw:layer="layout" svg:width="0.089cm" svg:height="0.087cm" svg:x="19.524cm" svg:y="17.428cm">
            <text:p text:style-name="P2"/>
          </draw:ellipse>
          <draw:ellipse draw:style-name="gr12" draw:text-style-name="P1" draw:layer="layout" svg:width="0.089cm" svg:height="0.087cm" svg:x="19.524cm" svg:y="17.573cm">
            <text:p text:style-name="P2"/>
          </draw:ellipse>
          <draw:ellipse draw:style-name="gr12" draw:text-style-name="P1" draw:layer="layout" svg:width="0.089cm" svg:height="0.087cm" svg:x="19.524cm" svg:y="17.865cm">
            <text:p text:style-name="P2"/>
          </draw:ellipse>
          <draw:polyline draw:style-name="gr5" draw:text-style-name="P1" draw:layer="layout" svg:width="0.014cm" svg:height="0.02cm" draw:transform="rotate (1.5707963267946) translate (19.5183017156288cm 17.1668189249324cm)" svg:viewBox="0 0 15 21" draw:points="0,39058 0,39037 15,39037 15,39058 0,39058">
            <text:p text:style-name="P2"/>
          </draw:polyline>
          <draw:polyline draw:style-name="gr5" draw:text-style-name="P1" draw:layer="layout" svg:width="0.014cm" svg:height="0.02cm" draw:transform="rotate (1.5707963267946) translate (19.5473891396914cm 17.1668189249324cm)" svg:viewBox="0 0 15 21" draw:points="0,39116 0,39095 15,39095 15,39116 0,39116">
            <text:p text:style-name="P2"/>
          </draw:polyline>
          <draw:polyline draw:style-name="gr5" draw:text-style-name="P1" draw:layer="layout" svg:width="0.014cm" svg:height="0.021cm" draw:transform="rotate (1.5707963267946) translate (19.5764765637541cm 17.1668189249324cm)" svg:viewBox="0 0 15 22" draw:points="0,39175 0,39153 15,39153 15,39175 0,39175">
            <text:p text:style-name="P2"/>
          </draw:polyline>
          <draw:polyline draw:style-name="gr5" draw:text-style-name="P1" draw:layer="layout" svg:width="0.014cm" svg:height="0.021cm" draw:transform="rotate (1.5707963267946) translate (19.6055639878168cm 17.1668189249324cm)" svg:viewBox="0 0 15 22" draw:points="0,39234 0,39211 15,39211 15,39234 0,39234">
            <text:p text:style-name="P2"/>
          </draw:polyline>
          <draw:circle draw:style-name="gr5" draw:text-style-name="P1" draw:layer="layout" svg:width="0.03cm" svg:height="0.029cm" svg:x="19.514cm" svg:y="17.145cm" draw:kind="arc" draw:start-angle="291.04" draw:end-angle="252.9">
            <text:p text:style-name="P2"/>
          </draw:circle>
          <draw:line draw:style-name="gr5" draw:text-style-name="P1" draw:layer="layout" svg:x1="19.524cm" svg:y1="17.174cm" svg:x2="19.516cm" svg:y2="17.174cm">
            <text:p text:style-name="P2"/>
          </draw:line>
          <draw:line draw:style-name="gr5" draw:text-style-name="P1" draw:layer="layout" svg:x1="19.534cm" svg:y1="17.174cm" svg:x2="19.543cm" svg:y2="17.174cm">
            <text:p text:style-name="P2"/>
          </draw:line>
        </draw:g>
        <draw:g>
          <draw:polyline draw:style-name="gr5" draw:text-style-name="P1" draw:layer="layout" svg:width="1.641cm" svg:height="1.084cm" svg:x="21.905cm" svg:y="16.911cm" svg:viewBox="0 0 1642 1085" draw:points="0,1085 1642,1085 1642,0 0,0 0,1085">
            <text:p text:style-name="P2"/>
          </draw:polyline>
          <draw:line draw:style-name="gr5" draw:text-style-name="P1" draw:layer="layout" svg:x1="22.658cm" svg:y1="18.021cm" svg:x2="22.658cm" svg:y2="18.184cm">
            <text:p text:style-name="P2"/>
          </draw:line>
          <draw:line draw:style-name="gr5" draw:text-style-name="P1" draw:layer="layout" svg:x1="22.664cm" svg:y1="18.184cm" svg:x2="22.664cm" svg:y2="18.021cm">
            <text:p text:style-name="P2"/>
          </draw:line>
          <draw:line draw:style-name="gr5" draw:text-style-name="P1" draw:layer="layout" svg:x1="21.905cm" svg:y1="18.021cm" svg:x2="22.658cm" svg:y2="18.021cm">
            <text:p text:style-name="P2"/>
          </draw:line>
          <draw:line draw:style-name="gr5" draw:text-style-name="P1" draw:layer="layout" svg:x1="22.664cm" svg:y1="18.021cm" svg:x2="23.547cm" svg:y2="18.021cm">
            <text:p text:style-name="P2"/>
          </draw:line>
          <draw:ellipse draw:style-name="gr5" draw:text-style-name="P1" draw:layer="layout" svg:width="0.109cm" svg:height="0.108cm" svg:x="21.905cm" svg:y="18.018cm" draw:kind="arc" draw:start-angle="180" draw:end-angle="262.98">
            <text:p text:style-name="P2"/>
          </draw:ellipse>
          <draw:line draw:style-name="gr5" draw:text-style-name="P1" draw:layer="layout" svg:x1="21.905cm" svg:y1="18.021cm" svg:x2="21.905cm" svg:y2="18.073cm">
            <text:p text:style-name="P2"/>
          </draw:line>
          <draw:ellipse draw:style-name="gr5" draw:text-style-name="P1" draw:layer="layout" svg:width="0.109cm" svg:height="0.108cm" svg:x="23.438cm" svg:y="18.018cm" draw:kind="arc" draw:start-angle="277.02" draw:end-angle="0">
            <text:p text:style-name="P2"/>
          </draw:ellipse>
          <draw:line draw:style-name="gr5" draw:text-style-name="P1" draw:layer="layout" svg:x1="23.547cm" svg:y1="18.021cm" svg:x2="23.547cm" svg:y2="18.073cm">
            <text:p text:style-name="P2"/>
          </draw:line>
          <draw:ellipse draw:style-name="gr5" draw:text-style-name="P1" draw:layer="layout" svg:width="3.276cm" svg:height="3.256cm" svg:x="20.885cm" svg:y="14.928cm" draw:kind="arc" draw:start-angle="263.02" draw:end-angle="270">
            <text:p text:style-name="P2"/>
          </draw:ellipse>
          <draw:line draw:style-name="gr5" draw:text-style-name="P1" draw:layer="layout" svg:x1="21.952cm" svg:y1="18.127cm" svg:x2="22.324cm" svg:y2="18.172cm">
            <text:p text:style-name="P2"/>
          </draw:line>
          <draw:line draw:style-name="gr5" draw:text-style-name="P1" draw:layer="layout" svg:x1="22.523cm" svg:y1="18.184cm" svg:x2="22.658cm" svg:y2="18.184cm">
            <text:p text:style-name="P2"/>
          </draw:line>
          <draw:ellipse draw:style-name="gr5" draw:text-style-name="P1" draw:layer="layout" svg:width="3.276cm" svg:height="3.256cm" svg:x="21.29cm" svg:y="14.928cm" draw:kind="arc" draw:start-angle="270" draw:end-angle="277.01">
            <text:p text:style-name="P2"/>
          </draw:ellipse>
          <draw:line draw:style-name="gr5" draw:text-style-name="P1" draw:layer="layout" svg:x1="22.664cm" svg:y1="18.184cm" svg:x2="22.928cm" svg:y2="18.184cm">
            <text:p text:style-name="P2"/>
          </draw:line>
          <draw:line draw:style-name="gr5" draw:text-style-name="P1" draw:layer="layout" svg:x1="23.499cm" svg:y1="18.127cm" svg:x2="23.127cm" svg:y2="18.172cm">
            <text:p text:style-name="P2"/>
          </draw:line>
        </draw:g>
        <draw:frame draw:style-name="gr2" draw:text-style-name="P4" draw:layer="layout" svg:width="1.157cm" svg:height="0.566cm" svg:x="12.415cm" svg:y="18.835cm">
          <draw:text-box>
            <text:p text:style-name="P5">4 Plate</text:p>
          </draw:text-box>
        </draw:frame>
        <draw:frame draw:style-name="gr2" draw:text-style-name="P4" draw:layer="layout" svg:width="0.89cm" svg:height="0.566cm" svg:x="15.431cm" svg:y="18.835cm">
          <draw:text-box>
            <text:p text:style-name="P5">Hob</text:p>
          </draw:text-box>
        </draw:frame>
        <draw:frame draw:style-name="gr2" draw:text-style-name="P4" draw:layer="layout" svg:width="0.89cm" svg:height="0.566cm" svg:x="18.522cm" svg:y="18.835cm">
          <draw:text-box>
            <text:p text:style-name="P5">Gas</text:p>
          </draw:text-box>
        </draw:frame>
        <draw:frame draw:style-name="gr2" draw:text-style-name="P4" draw:layer="layout" svg:width="1.094cm" svg:height="0.566cm" svg:x="22.332cm" svg:y="18.835cm">
          <draw:text-box>
            <text:p text:style-name="P5">Fridg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2cm" fo:margin-bottom="1.2cm" fo:margin-left="1.2cm" fo:margin-right="1.2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ymborder"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Symborder</dc:title>
    <meta:initial-creator>Gavin Katts</meta:initial-creator>
    <meta:creation-date>2008-06-03T04:28:36</meta:creation-date>
    <dc:creator>Gavin Katts</dc:creator>
    <dc:date>2008-06-03T05:26:17</dc:date>
    <meta:editing-cycles>5</meta:editing-cycles>
    <meta:editing-duration>PT37M12S</meta:editing-duration>
    <meta:template xlink:type="simple" xlink:actuate="onRequest" xlink:href="../../.openoffice.org2/user/template/Symborder.otg" xlink:title="Symborder" meta:date="2008-06-03T04:28:36"/>
    <meta:user-defined meta:name="Info 1"/>
    <meta:user-defined meta:name="Info 2"/>
    <meta:user-defined meta:name="Info 3"/>
    <meta:user-defined meta:name="Info 4"/>
    <meta:document-statistic meta:object-count="499"/>
  </office:meta>
</office:document-meta>
</file>